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1" svg:font-family="Arial" style:font-family-generic="roman"/>
    <style:font-face style:name="Arial2" svg:font-family="Arial" style:font-family-generic="system"/>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03cm" fo:text-indent="0cm" style:auto-text-indent="false" fo:background-color="transparent">
        <style:background-image/>
      </style:paragraph-properties>
      <style:text-properties fo:color="#000000" style:font-name="Arial" fo:font-size="10pt" officeooo:rsid="00255d5d" officeooo:paragraph-rsid="00255d5d" fo:background-color="transparent" style:font-size-asian="10pt" style:font-size-complex="10pt"/>
    </style:style>
    <style:style style:name="P2" style:family="paragraph" style:parent-style-name="Standard">
      <style:paragraph-properties fo:margin-left="0cm" fo:margin-right="0.03cm" fo:text-indent="0cm" style:auto-text-indent="false" fo:background-color="transparent">
        <style:background-image/>
      </style:paragraph-properties>
      <style:text-properties style:font-name="Times New Roman" fo:font-size="12pt" fo:font-weight="normal" officeooo:rsid="002be65a" officeooo:paragraph-rsid="0032e2c7" fo:background-color="transparent" style:font-size-asian="12pt" style:font-weight-asian="normal" style:font-size-complex="12pt" style:font-weight-complex="normal"/>
    </style:style>
    <style:style style:name="P3" style:family="paragraph" style:parent-style-name="Standard">
      <style:paragraph-properties fo:margin-left="0cm" fo:margin-right="0.03cm" fo:text-indent="0cm" style:auto-text-indent="false" fo:background-color="transparent">
        <style:background-image/>
      </style:paragraph-properties>
      <style:text-properties style:font-name="Times New Roman" fo:font-size="12pt" fo:font-weight="bold" officeooo:rsid="0032e2c7" officeooo:paragraph-rsid="0032e2c7" fo:background-color="transparent" style:font-size-asian="12pt" style:font-weight-asian="bold" style:font-size-complex="12pt" style:font-weight-complex="bold"/>
    </style:style>
    <style:style style:name="P4" style:family="paragraph" style:parent-style-name="Standard">
      <style:paragraph-properties fo:margin-left="0cm" fo:margin-right="0.03cm" fo:text-indent="0cm" style:auto-text-indent="false" fo:background-color="transparent">
        <style:background-image/>
      </style:paragraph-properties>
      <style:text-properties fo:font-style="italic" officeooo:rsid="001e6350" officeooo:paragraph-rsid="00365ec3" fo:background-color="transparent" style:font-style-asian="italic" style:font-style-complex="italic"/>
    </style:style>
    <style:style style:name="P5" style:family="paragraph" style:parent-style-name="Standard">
      <style:paragraph-properties fo:margin-left="0cm" fo:margin-right="0.03cm" fo:text-indent="0cm" style:auto-text-indent="false" fo:background-color="transparent">
        <style:background-image/>
      </style:paragraph-properties>
      <style:text-properties fo:font-style="italic" officeooo:rsid="0010bcf6" officeooo:paragraph-rsid="0010bcf6" fo:background-color="transparent" style:font-style-asian="italic" style:font-style-complex="italic"/>
    </style:style>
    <style:style style:name="P6" style:family="paragraph" style:parent-style-name="Standard">
      <style:paragraph-properties fo:margin-left="0cm" fo:margin-right="0.03cm" fo:text-indent="0cm" style:auto-text-indent="false" fo:background-color="transparent">
        <style:background-image/>
      </style:paragraph-properties>
      <style:text-properties fo:font-style="italic" fo:font-weight="normal" officeooo:rsid="001e6350" officeooo:paragraph-rsid="001e6350" fo:background-color="transparent" style:font-style-asian="italic" style:font-weight-asian="normal" style:font-style-complex="italic" style:font-weight-complex="normal"/>
    </style:style>
    <style:style style:name="P7" style:family="paragraph" style:parent-style-name="Standard">
      <style:paragraph-properties fo:margin-left="0cm" fo:margin-right="0.03cm" fo:text-indent="0cm" style:auto-text-indent="false" fo:background-color="transparent">
        <style:background-image/>
      </style:paragraph-properties>
      <style:text-properties fo:font-style="italic" fo:font-weight="normal" officeooo:rsid="002be65a" officeooo:paragraph-rsid="0032a94c" fo:background-color="transparent" style:font-style-asian="italic" style:font-weight-asian="normal" style:font-style-complex="italic" style:font-weight-complex="normal"/>
    </style:style>
    <style:style style:name="P8" style:family="paragraph" style:parent-style-name="Standard">
      <style:paragraph-properties fo:margin-left="0cm" fo:margin-right="0.03cm" fo:text-indent="0cm" style:auto-text-indent="false" fo:background-color="transparent">
        <style:background-image/>
      </style:paragraph-properties>
      <style:text-properties fo:font-style="italic" fo:font-weight="normal" officeooo:rsid="004177f9" officeooo:paragraph-rsid="004177f9" fo:background-color="transparent" style:font-style-asian="italic" style:font-weight-asian="normal" style:font-style-complex="italic" style:font-weight-complex="normal"/>
    </style:style>
    <style:style style:name="P9" style:family="paragraph" style:parent-style-name="Standard">
      <style:paragraph-properties fo:margin-left="0cm" fo:margin-right="0.03cm" fo:text-indent="0cm" style:auto-text-indent="false" fo:background-color="transparent">
        <style:background-image/>
      </style:paragraph-properties>
      <style:text-properties officeooo:rsid="0010bcf6" officeooo:paragraph-rsid="0010bcf6" fo:background-color="transparent"/>
    </style:style>
    <style:style style:name="P10" style:family="paragraph" style:parent-style-name="Standard">
      <style:paragraph-properties fo:margin-left="0cm" fo:margin-right="0.03cm" fo:text-indent="0cm" style:auto-text-indent="false" fo:background-color="transparent">
        <style:background-image/>
      </style:paragraph-properties>
      <style:text-properties officeooo:rsid="0032e2c7" officeooo:paragraph-rsid="0038fcf1" fo:background-color="transparent"/>
    </style:style>
    <style:style style:name="P11" style:family="paragraph" style:parent-style-name="Standard">
      <style:paragraph-properties fo:margin-left="0cm" fo:margin-right="0.03cm" fo:text-indent="0cm" style:auto-text-indent="false" fo:background-color="transparent">
        <style:background-image/>
      </style:paragraph-properties>
      <style:text-properties fo:font-weight="bold" officeooo:rsid="001e6350" officeooo:paragraph-rsid="001e6350" fo:background-color="transparent" style:font-weight-asian="bold" style:font-weight-complex="bold"/>
    </style:style>
    <style:style style:name="P12" style:family="paragraph" style:parent-style-name="Standard">
      <style:paragraph-properties fo:margin-left="0cm" fo:margin-right="0.03cm" fo:text-indent="0cm" style:auto-text-indent="false" fo:background-color="transparent">
        <style:background-image/>
      </style:paragraph-properties>
      <style:text-properties officeooo:rsid="0032e2c7" officeooo:paragraph-rsid="001e6350"/>
    </style:style>
    <style:style style:name="P13" style:family="paragraph" style:parent-style-name="Standard">
      <style:paragraph-properties fo:margin-left="0cm" fo:margin-right="0.03cm" fo:text-indent="0cm" style:auto-text-indent="false" fo:background-color="transparent">
        <style:background-image/>
      </style:paragraph-properties>
      <style:text-properties fo:font-style="normal" fo:font-weight="bold" officeooo:rsid="004177f9" officeooo:paragraph-rsid="004177f9" fo:background-color="transparent" style:font-style-asian="normal" style:font-weight-asian="bold" style:font-style-complex="normal" style:font-weight-complex="bold"/>
    </style:style>
    <style:style style:name="P14" style:family="paragraph" style:parent-style-name="Standard">
      <style:paragraph-properties fo:margin-left="0cm" fo:margin-right="0.03cm" fo:text-indent="0cm" style:auto-text-indent="false" fo:background-color="transparent">
        <style:background-image/>
      </style:paragraph-properties>
      <style:text-properties fo:font-weight="normal" officeooo:rsid="001df8bb" officeooo:paragraph-rsid="0032a94c" fo:background-color="transparent" style:font-weight-asian="normal" style:font-weight-complex="normal"/>
    </style:style>
    <style:style style:name="P15" style:family="paragraph" style:parent-style-name="PL-Paragraph">
      <style:paragraph-properties fo:margin-left="0cm" fo:margin-right="0.03cm" fo:text-indent="0cm" style:auto-text-indent="false"/>
    </style:style>
    <style:style style:name="P16" style:family="paragraph" style:parent-style-name="PL-Paragraph">
      <style:paragraph-properties fo:margin-left="0cm" fo:margin-right="0.03cm" fo:text-indent="0cm" style:auto-text-indent="false"/>
      <style:text-properties officeooo:rsid="0038fcf1" officeooo:paragraph-rsid="0038fcf1"/>
    </style:style>
    <style:style style:name="P17" style:family="paragraph" style:parent-style-name="PL-Paragraph">
      <style:paragraph-properties fo:margin-left="0cm" fo:margin-right="0.03cm" fo:text-indent="0cm" style:auto-text-indent="false"/>
      <style:text-properties officeooo:rsid="002eeec1" officeooo:paragraph-rsid="00365ec3"/>
    </style:style>
    <style:style style:name="P18" style:family="paragraph" style:parent-style-name="PL-Paragraph">
      <style:text-properties officeooo:paragraph-rsid="00549274"/>
    </style:style>
    <style:style style:name="P19" style:family="paragraph" style:parent-style-name="PL-Paragraph">
      <style:text-properties officeooo:paragraph-rsid="0059187f"/>
    </style:style>
    <style:style style:name="P20" style:family="paragraph" style:parent-style-name="PL-Paragraph">
      <style:text-properties officeooo:paragraph-rsid="005a5e50"/>
    </style:style>
    <style:style style:name="P21" style:family="paragraph" style:parent-style-name="PL-Paragraph">
      <style:text-properties officeooo:rsid="00549274" officeooo:paragraph-rsid="00549274"/>
    </style:style>
    <style:style style:name="P22" style:family="paragraph" style:parent-style-name="PL-Paragraph">
      <style:text-properties officeooo:rsid="005bb034" officeooo:paragraph-rsid="005c4483"/>
    </style:style>
    <style:style style:name="P23" style:family="paragraph" style:parent-style-name="PL-Paragraph">
      <style:text-properties officeooo:rsid="0054c4a3" officeooo:paragraph-rsid="0054c4a3"/>
    </style:style>
    <style:style style:name="P24" style:family="paragraph" style:parent-style-name="PL-Paragraph">
      <style:text-properties officeooo:paragraph-rsid="00692975"/>
    </style:style>
    <style:style style:name="P25" style:family="paragraph" style:parent-style-name="PL-Paragraph">
      <style:text-properties officeooo:paragraph-rsid="00710dac"/>
    </style:style>
    <style:style style:name="P26" style:family="paragraph" style:parent-style-name="PL-Paragraph">
      <style:text-properties officeooo:paragraph-rsid="00727228"/>
    </style:style>
    <style:style style:name="P27" style:family="paragraph" style:parent-style-name="PL-Paragraph">
      <style:text-properties officeooo:paragraph-rsid="0077c22f"/>
    </style:style>
    <style:style style:name="P28" style:family="paragraph" style:parent-style-name="PL-Paragraph">
      <style:text-properties officeooo:paragraph-rsid="007c4885"/>
    </style:style>
    <style:style style:name="P29" style:family="paragraph" style:parent-style-name="PL-Paragraph">
      <style:text-properties officeooo:paragraph-rsid="00809520"/>
    </style:style>
    <style:style style:name="P30" style:family="paragraph" style:parent-style-name="PL-Paragraph">
      <style:text-properties officeooo:paragraph-rsid="0080c174"/>
    </style:style>
    <style:style style:name="P31" style:family="paragraph" style:parent-style-name="PL-Paragraph">
      <style:text-properties officeooo:paragraph-rsid="0081d752"/>
    </style:style>
    <style:style style:name="P32" style:family="paragraph" style:parent-style-name="PL-Paragraph">
      <style:text-properties officeooo:paragraph-rsid="00827516"/>
    </style:style>
    <style:style style:name="P33" style:family="paragraph" style:parent-style-name="PL-Paragraph">
      <style:text-properties officeooo:paragraph-rsid="0087802d"/>
    </style:style>
    <style:style style:name="P34" style:family="paragraph" style:parent-style-name="PL-Code">
      <style:text-properties officeooo:paragraph-rsid="0054c4a3"/>
    </style:style>
    <style:style style:name="P35" style:family="paragraph" style:parent-style-name="PL-Code">
      <style:text-properties fo:font-weight="bold" officeooo:paragraph-rsid="0054c4a3" style:font-weight-asian="bold" style:font-weight-complex="bold"/>
    </style:style>
    <style:style style:name="P36" style:family="paragraph" style:parent-style-name="PL-Code">
      <style:text-properties fo:font-weight="bold" officeooo:rsid="0052e112" officeooo:paragraph-rsid="0054c4a3" style:font-weight-asian="bold" style:font-weight-complex="bold"/>
    </style:style>
    <style:style style:name="P37" style:family="paragraph" style:parent-style-name="PL-Code">
      <style:text-properties officeooo:rsid="0052e112" officeooo:paragraph-rsid="00546e15"/>
    </style:style>
    <style:style style:name="P38" style:family="paragraph" style:parent-style-name="PL-Heading">
      <style:paragraph-properties fo:break-before="page"/>
    </style:style>
    <style:style style:name="P39" style:family="paragraph" style:parent-style-name="PL-Quote">
      <style:text-properties officeooo:rsid="005eb41b" officeooo:paragraph-rsid="006ac4ae"/>
    </style:style>
    <style:style style:name="P40" style:family="paragraph" style:parent-style-name="PL-Quote">
      <style:text-properties officeooo:paragraph-rsid="0077c22f"/>
    </style:style>
    <style:style style:name="P41" style:family="paragraph" style:parent-style-name="PL-Quote">
      <style:text-properties officeooo:paragraph-rsid="007c4885"/>
    </style:style>
    <style:style style:name="P42" style:family="paragraph" style:parent-style-name="PL-Heading">
      <style:text-properties officeooo:rsid="005d4539"/>
    </style:style>
    <style:style style:name="P43" style:family="paragraph" style:parent-style-name="PL-SubHeading">
      <style:text-properties officeooo:rsid="00692975" officeooo:paragraph-rsid="00692975"/>
    </style:style>
    <style:style style:name="P44" style:family="paragraph" style:parent-style-name="PL-SubHeading">
      <style:text-properties officeooo:paragraph-rsid="0081d752"/>
    </style:style>
    <style:style style:name="P45" style:family="paragraph" style:parent-style-name="Standard">
      <style:text-properties officeooo:paragraph-rsid="008f150f"/>
    </style:style>
    <style:style style:name="P46" style:family="paragraph" style:parent-style-name="Standard">
      <style:text-properties fo:color="#ff0000"/>
    </style:style>
    <style:style style:name="P47" style:family="paragraph" style:parent-style-name="Standard">
      <style:text-properties fo:color="#ff0000" officeooo:rsid="00154ae3" officeooo:paragraph-rsid="00765f45"/>
    </style:style>
    <style:style style:name="P48" style:family="paragraph" style:parent-style-name="Standard">
      <style:paragraph-properties fo:line-height="200%"/>
    </style:style>
    <style:style style:name="P49" style:family="paragraph" style:parent-style-name="PL-Paragraph">
      <style:text-properties officeooo:paragraph-rsid="0087a744"/>
    </style:style>
    <style:style style:name="P50" style:family="paragraph" style:parent-style-name="PL-Paragraph">
      <style:text-properties officeooo:paragraph-rsid="0089d967"/>
    </style:style>
    <style:style style:name="P51" style:family="paragraph" style:parent-style-name="PL-Paragraph">
      <style:text-properties officeooo:rsid="005bb034" officeooo:paragraph-rsid="008e232d"/>
    </style:style>
    <style:style style:name="P52" style:family="paragraph" style:parent-style-name="PL-Paragraph">
      <style:text-properties officeooo:paragraph-rsid="0090c59f"/>
    </style:style>
    <style:style style:name="P53" style:family="paragraph" style:parent-style-name="PL-Paragraph">
      <style:text-properties officeooo:paragraph-rsid="0096460e"/>
    </style:style>
    <style:style style:name="P54" style:family="paragraph" style:parent-style-name="PL-Paragraph">
      <style:text-properties officeooo:paragraph-rsid="00966a01"/>
    </style:style>
    <style:style style:name="P55" style:family="paragraph" style:parent-style-name="PL-Paragraph">
      <style:text-properties officeooo:paragraph-rsid="009a9d5e"/>
    </style:style>
    <style:style style:name="P56" style:family="paragraph" style:parent-style-name="PL-Paragraph">
      <style:text-properties officeooo:paragraph-rsid="009b694d"/>
    </style:style>
    <style:style style:name="P57" style:family="paragraph" style:parent-style-name="PL-Heading">
      <style:text-properties officeooo:paragraph-rsid="009de6ee"/>
    </style:style>
    <style:style style:name="P58" style:family="paragraph" style:parent-style-name="PL-Heading">
      <style:text-properties officeooo:paragraph-rsid="00a1efba"/>
    </style:style>
    <style:style style:name="P59" style:family="paragraph" style:parent-style-name="PL-Heading">
      <style:paragraph-properties fo:break-before="page"/>
      <style:text-properties officeooo:paragraph-rsid="00a38028"/>
    </style:style>
    <style:style style:name="P60" style:family="paragraph" style:parent-style-name="PL-SubHeading">
      <style:text-properties fo:font-style="normal" fo:font-weight="bold" officeooo:rsid="00860e32" officeooo:paragraph-rsid="00860e32" fo:background-color="transparent" style:font-style-asian="normal" style:font-weight-asian="bold" style:font-style-complex="normal" style:font-weight-complex="bold"/>
    </style:style>
    <style:style style:name="P61" style:family="paragraph" style:parent-style-name="Text_20_body">
      <style:paragraph-properties fo:margin-left="0cm" fo:margin-right="0.03cm" fo:text-indent="0cm" style:auto-text-indent="false"/>
      <style:text-properties officeooo:paragraph-rsid="009b694d"/>
    </style:style>
    <style:style style:name="P62" style:family="paragraph" style:parent-style-name="Text_20_body">
      <style:paragraph-properties fo:margin-left="0cm" fo:margin-right="0.03cm" fo:text-indent="0cm" style:auto-text-indent="false" fo:background-color="transparent">
        <style:background-image/>
      </style:paragraph-properties>
      <style:text-properties officeooo:paragraph-rsid="009b694d"/>
    </style:style>
    <style:style style:name="T1" style:family="text">
      <style:text-properties officeooo:rsid="0010bcf6"/>
    </style:style>
    <style:style style:name="T2" style:family="text">
      <style:text-properties officeooo:rsid="0012bbdf"/>
    </style:style>
    <style:style style:name="T3" style:family="text">
      <style:text-properties officeooo:rsid="00180dd3"/>
    </style:style>
    <style:style style:name="T4" style:family="text">
      <style:text-properties fo:font-weight="bold" style:font-weight-asian="bold" style:font-weight-complex="bold"/>
    </style:style>
    <style:style style:name="T5" style:family="text">
      <style:text-properties fo:font-weight="bold" officeooo:rsid="0028d10e" style:font-weight-asian="bold" style:font-weight-complex="bold"/>
    </style:style>
    <style:style style:name="T6" style:family="text">
      <style:text-properties fo:font-weight="bold" officeooo:rsid="002be65a" style:font-weight-asian="bold" style:font-weight-complex="bold"/>
    </style:style>
    <style:style style:name="T7" style:family="text">
      <style:text-properties fo:font-weight="bold" officeooo:rsid="002dccae" style:font-weight-asian="bold" style:font-weight-complex="bold"/>
    </style:style>
    <style:style style:name="T8" style:family="text">
      <style:text-properties fo:font-weight="bold" officeooo:rsid="0038fcf1" style:font-weight-asian="bold" style:font-weight-complex="bold"/>
    </style:style>
    <style:style style:name="T9" style:family="text">
      <style:text-properties fo:font-weight="bold" officeooo:rsid="0054c4a3" style:font-weight-asian="bold" style:font-weight-complex="bold"/>
    </style:style>
    <style:style style:name="T10" style:family="text">
      <style:text-properties fo:font-weight="bold" officeooo:rsid="00692975" style:font-weight-asian="bold" style:font-weight-complex="bold"/>
    </style:style>
    <style:style style:name="T11" style:family="text">
      <style:text-properties fo:font-weight="bold" officeooo:rsid="007de4a4" style:font-weight-asian="bold" style:font-weight-complex="bold"/>
    </style:style>
    <style:style style:name="T12" style:family="text">
      <style:text-properties officeooo:rsid="001988b9"/>
    </style:style>
    <style:style style:name="T13" style:family="text">
      <style:text-properties fo:font-style="italic"/>
    </style:style>
    <style:style style:name="T14" style:family="text">
      <style:text-properties fo:font-style="italic" style:font-style-asian="italic"/>
    </style:style>
    <style:style style:name="T15" style:family="text">
      <style:text-properties fo:font-style="italic" officeooo:rsid="0012bbdf" style:font-style-asian="italic" style:font-name-complex="Arial2" style:language-complex="ar" style:country-complex="SA" style:font-style-complex="italic"/>
    </style:style>
    <style:style style:name="T16" style:family="text">
      <style:text-properties fo:font-style="italic" officeooo:rsid="0044e7a8" style:font-style-asian="italic" style:font-name-complex="Arial2" style:language-complex="ar" style:country-complex="SA" style:font-style-complex="italic"/>
    </style:style>
    <style:style style:name="T17" style:family="text">
      <style:text-properties fo:font-style="italic" style:font-style-asian="italic" style:font-style-complex="italic"/>
    </style:style>
    <style:style style:name="T18" style:family="text">
      <style:text-properties fo:font-style="italic" officeooo:rsid="002be65a" style:font-style-asian="italic" style:font-style-complex="italic"/>
    </style:style>
    <style:style style:name="T19" style:family="text">
      <style:text-properties fo:font-style="italic" officeooo:rsid="002dccae" style:font-style-asian="italic" style:font-style-complex="italic"/>
    </style:style>
    <style:style style:name="T20" style:family="text">
      <style:text-properties fo:font-style="italic" officeooo:rsid="00327750" style:font-style-asian="italic" style:font-style-complex="italic"/>
    </style:style>
    <style:style style:name="T21" style:family="text">
      <style:text-properties fo:font-style="italic" officeooo:rsid="0032e2c7" style:font-style-asian="italic" style:font-style-complex="italic"/>
    </style:style>
    <style:style style:name="T22" style:family="text">
      <style:text-properties fo:font-style="italic" officeooo:rsid="0032a94c" style:font-style-asian="italic" style:font-style-complex="italic"/>
    </style:style>
    <style:style style:name="T23" style:family="text">
      <style:text-properties fo:font-style="italic" officeooo:rsid="00365ec3" style:font-style-asian="italic" style:font-style-complex="italic"/>
    </style:style>
    <style:style style:name="T24" style:family="text">
      <style:text-properties fo:font-style="italic" officeooo:rsid="0038fcf1" style:font-style-asian="italic" style:font-style-complex="italic"/>
    </style:style>
    <style:style style:name="T25" style:family="text">
      <style:text-properties fo:font-style="italic" fo:font-weight="normal" officeooo:rsid="00215c27" style:font-style-asian="italic" style:font-weight-asian="normal" style:font-style-complex="italic" style:font-weight-complex="normal"/>
    </style:style>
    <style:style style:name="T26" style:family="text">
      <style:text-properties fo:font-style="italic" fo:font-weight="normal" officeooo:rsid="0012bbdf" style:font-style-asian="italic" style:font-weight-asian="normal" style:font-style-complex="italic" style:font-weight-complex="normal"/>
    </style:style>
    <style:style style:name="T27" style:family="text">
      <style:text-properties fo:font-style="italic" fo:font-weight="normal" officeooo:rsid="006deeb3" style:font-style-asian="italic" style:font-weight-asian="normal" style:font-style-complex="italic" style:font-weight-complex="normal"/>
    </style:style>
    <style:style style:name="T28" style:family="text">
      <style:text-properties fo:font-style="italic" fo:font-weight="normal" officeooo:rsid="0071bb99" style:font-style-asian="italic" style:font-weight-asian="normal" style:font-style-complex="italic" style:font-weight-complex="normal"/>
    </style:style>
    <style:style style:name="T29" style:family="text">
      <style:text-properties fo:font-style="italic" fo:font-weight="normal" officeooo:rsid="007c4885" style:font-style-asian="italic" style:font-weight-asian="normal" style:font-style-complex="italic" style:font-weight-complex="normal"/>
    </style:style>
    <style:style style:name="T30" style:family="text">
      <style:text-properties fo:font-style="italic" style:font-style-asian="normal"/>
    </style:style>
    <style:style style:name="T31" style:family="text">
      <style:text-properties officeooo:rsid="0012bbdf" style:font-name-complex="Arial2" style:language-complex="ar" style:country-complex="SA"/>
    </style:style>
    <style:style style:name="T32" style:family="text">
      <style:text-properties officeooo:rsid="0044e7a8" style:font-name-complex="Arial2" style:language-complex="ar" style:country-complex="SA"/>
    </style:style>
    <style:style style:name="T33" style:family="text">
      <style:text-properties officeooo:rsid="001df8bb"/>
    </style:style>
    <style:style style:name="T34" style:family="text">
      <style:text-properties fo:font-weight="normal" officeooo:rsid="0032a94c" style:font-weight-asian="normal" style:font-weight-complex="normal"/>
    </style:style>
    <style:style style:name="T35" style:family="text">
      <style:text-properties fo:font-weight="normal" officeooo:rsid="003c092a" style:font-weight-asian="normal" style:font-weight-complex="normal"/>
    </style:style>
    <style:style style:name="T36" style:family="text">
      <style:text-properties fo:font-weight="normal" officeooo:rsid="005cc0d8" style:font-weight-asian="normal" style:font-weight-complex="normal"/>
    </style:style>
    <style:style style:name="T37" style:family="text">
      <style:text-properties fo:font-weight="normal" officeooo:rsid="00613817" style:font-weight-asian="normal" style:font-weight-complex="normal"/>
    </style:style>
    <style:style style:name="T38" style:family="text">
      <style:text-properties fo:font-weight="normal" officeooo:rsid="0062f795" style:font-weight-asian="normal" style:font-weight-complex="normal"/>
    </style:style>
    <style:style style:name="T39" style:family="text">
      <style:text-properties fo:font-weight="normal" officeooo:rsid="0064ccb3" style:font-weight-asian="normal" style:font-weight-complex="normal"/>
    </style:style>
    <style:style style:name="T40" style:family="text">
      <style:text-properties fo:font-weight="normal" officeooo:rsid="00668dd1" style:font-weight-asian="normal" style:font-weight-complex="normal"/>
    </style:style>
    <style:style style:name="T41" style:family="text">
      <style:text-properties fo:font-weight="normal" officeooo:rsid="006821c9" style:font-weight-asian="normal" style:font-weight-complex="normal"/>
    </style:style>
    <style:style style:name="T42" style:family="text">
      <style:text-properties fo:font-weight="normal" officeooo:rsid="0012bbdf" style:font-weight-asian="normal" style:font-weight-complex="normal"/>
    </style:style>
    <style:style style:name="T43" style:family="text">
      <style:text-properties fo:font-weight="normal" officeooo:rsid="00692975" style:font-weight-asian="normal" style:font-weight-complex="normal"/>
    </style:style>
    <style:style style:name="T44" style:family="text">
      <style:text-properties fo:font-weight="normal" officeooo:rsid="006deeb3" style:font-weight-asian="normal" style:font-weight-complex="normal"/>
    </style:style>
    <style:style style:name="T45" style:family="text">
      <style:text-properties fo:font-weight="normal" officeooo:rsid="006f17ad" style:font-weight-asian="normal" style:font-weight-complex="normal"/>
    </style:style>
    <style:style style:name="T46" style:family="text">
      <style:text-properties fo:font-weight="normal" officeooo:rsid="00710dac" style:font-weight-asian="normal" style:font-weight-complex="normal"/>
    </style:style>
    <style:style style:name="T47" style:family="text">
      <style:text-properties fo:font-weight="normal" officeooo:rsid="007121d1" style:font-weight-asian="normal" style:font-weight-complex="normal"/>
    </style:style>
    <style:style style:name="T48" style:family="text">
      <style:text-properties fo:font-weight="normal" officeooo:rsid="0071bb99" style:font-weight-asian="normal" style:font-weight-complex="normal"/>
    </style:style>
    <style:style style:name="T49" style:family="text">
      <style:text-properties fo:font-weight="normal" officeooo:rsid="00727228" style:font-weight-asian="normal" style:font-weight-complex="normal"/>
    </style:style>
    <style:style style:name="T50" style:family="text">
      <style:text-properties fo:font-weight="normal" officeooo:rsid="0073064d" style:font-weight-asian="normal" style:font-weight-complex="normal"/>
    </style:style>
    <style:style style:name="T51" style:family="text">
      <style:text-properties fo:font-weight="normal" officeooo:rsid="0077c22f" style:font-weight-asian="normal" style:font-weight-complex="normal"/>
    </style:style>
    <style:style style:name="T52" style:family="text">
      <style:text-properties fo:font-weight="normal" officeooo:rsid="007c4885" style:font-weight-asian="normal" style:font-weight-complex="normal"/>
    </style:style>
    <style:style style:name="T53" style:family="text">
      <style:text-properties fo:font-weight="normal" officeooo:rsid="00809520" style:font-weight-asian="normal" style:font-weight-complex="normal"/>
    </style:style>
    <style:style style:name="T54" style:family="text">
      <style:text-properties fo:font-weight="normal" officeooo:rsid="0080c174" style:font-weight-asian="normal" style:font-weight-complex="normal"/>
    </style:style>
    <style:style style:name="T55" style:family="text">
      <style:text-properties fo:font-weight="normal" officeooo:rsid="0081d752" style:font-weight-asian="normal" style:font-weight-complex="normal"/>
    </style:style>
    <style:style style:name="T56" style:family="text">
      <style:text-properties fo:font-weight="normal" officeooo:rsid="0087802d" style:font-weight-asian="normal" style:font-weight-complex="normal"/>
    </style:style>
    <style:style style:name="T57" style:family="text">
      <style:text-properties fo:font-weight="normal" officeooo:rsid="0087a744" style:font-weight-asian="normal" style:font-weight-complex="normal"/>
    </style:style>
    <style:style style:name="T58" style:family="text">
      <style:text-properties fo:font-weight="normal" officeooo:rsid="0088e7b0" style:font-weight-asian="normal" style:font-weight-complex="normal"/>
    </style:style>
    <style:style style:name="T59" style:family="text">
      <style:text-properties fo:font-weight="normal" officeooo:rsid="00890ed6" style:font-weight-asian="normal" style:font-weight-complex="normal"/>
    </style:style>
    <style:style style:name="T60" style:family="text">
      <style:text-properties fo:font-weight="normal" officeooo:rsid="0089d967" style:font-weight-asian="normal" style:font-weight-complex="normal"/>
    </style:style>
    <style:style style:name="T61" style:family="text">
      <style:text-properties fo:font-weight="normal" officeooo:rsid="008ad774" style:font-weight-asian="normal" style:font-weight-complex="normal"/>
    </style:style>
    <style:style style:name="T62" style:family="text">
      <style:text-properties fo:font-weight="normal" officeooo:rsid="00765f45" style:font-weight-asian="normal" style:font-weight-complex="normal"/>
    </style:style>
    <style:style style:name="T63" style:family="text">
      <style:text-properties fo:font-weight="normal" officeooo:rsid="008f150f" style:font-weight-asian="normal" style:font-weight-complex="normal"/>
    </style:style>
    <style:style style:name="T64" style:family="text">
      <style:text-properties fo:font-weight="normal" officeooo:rsid="0090c59f" style:font-weight-asian="normal" style:font-weight-complex="normal"/>
    </style:style>
    <style:style style:name="T65" style:family="text">
      <style:text-properties fo:font-weight="normal" officeooo:rsid="00966a01" style:font-weight-asian="normal" style:font-weight-complex="normal"/>
    </style:style>
    <style:style style:name="T66" style:family="text">
      <style:text-properties fo:font-weight="normal" officeooo:rsid="009a3935" style:font-weight-asian="normal" style:font-weight-complex="normal"/>
    </style:style>
    <style:style style:name="T67" style:family="text">
      <style:text-properties fo:font-style="normal" style:font-style-asian="normal"/>
    </style:style>
    <style:style style:name="T68" style:family="text">
      <style:text-properties fo:font-style="normal" officeooo:rsid="0038fcf1" style:font-style-asian="normal" style:font-style-complex="normal"/>
    </style:style>
    <style:style style:name="T69" style:family="text">
      <style:text-properties fo:font-style="normal" officeooo:rsid="0044e7a8" style:font-style-asian="normal" style:font-style-complex="normal"/>
    </style:style>
    <style:style style:name="T70" style:family="text">
      <style:text-properties fo:font-style="normal" officeooo:rsid="004e11e0" style:font-style-asian="normal" style:font-style-complex="normal"/>
    </style:style>
    <style:style style:name="T71" style:family="text">
      <style:text-properties fo:font-style="normal" fo:font-weight="bold" officeooo:rsid="0038fcf1" style:font-style-asian="normal" style:font-weight-asian="bold" style:font-style-complex="normal" style:font-weight-complex="bold"/>
    </style:style>
    <style:style style:name="T72" style:family="text">
      <style:text-properties fo:font-style="normal" fo:font-weight="normal" officeooo:rsid="006deeb3" style:font-style-asian="normal" style:font-weight-asian="normal" style:font-style-complex="normal" style:font-weight-complex="normal"/>
    </style:style>
    <style:style style:name="T73" style:family="text">
      <style:text-properties officeooo:rsid="0023533e"/>
    </style:style>
    <style:style style:name="T74" style:family="text">
      <style:text-properties officeooo:rsid="00236a04"/>
    </style:style>
    <style:style style:name="T75" style:family="text">
      <style:text-properties officeooo:rsid="00255d5d"/>
    </style:style>
    <style:style style:name="T76" style:family="text">
      <style:text-properties officeooo:rsid="0028d10e"/>
    </style:style>
    <style:style style:name="T77" style:family="text">
      <style:text-properties officeooo:rsid="002a4389"/>
    </style:style>
    <style:style style:name="T78" style:family="text">
      <style:text-properties officeooo:rsid="002be65a"/>
    </style:style>
    <style:style style:name="T79" style:family="text">
      <style:text-properties officeooo:rsid="002dccae"/>
    </style:style>
    <style:style style:name="T80" style:family="text">
      <style:text-properties officeooo:rsid="002eeec1"/>
    </style:style>
    <style:style style:name="T81" style:family="text">
      <style:text-properties officeooo:rsid="002fcd48"/>
    </style:style>
    <style:style style:name="T82" style:family="text">
      <style:text-properties officeooo:rsid="003096ba"/>
    </style:style>
    <style:style style:name="T83" style:family="text">
      <style:text-properties officeooo:rsid="00327750"/>
    </style:style>
    <style:style style:name="T84" style:family="text">
      <style:text-properties officeooo:rsid="0032e2c7"/>
    </style:style>
    <style:style style:name="T85" style:family="text">
      <style:text-properties officeooo:rsid="00348363"/>
    </style:style>
    <style:style style:name="T86" style:family="text">
      <style:text-properties officeooo:rsid="00365ec3"/>
    </style:style>
    <style:style style:name="T87" style:family="text">
      <style:text-properties officeooo:rsid="0038fcf1"/>
    </style:style>
    <style:style style:name="T88" style:family="text">
      <style:text-properties officeooo:rsid="003acbe0"/>
    </style:style>
    <style:style style:name="T89" style:family="text">
      <style:text-properties officeooo:rsid="003c6ccf"/>
    </style:style>
    <style:style style:name="T90" style:family="text">
      <style:text-properties officeooo:rsid="00424138"/>
    </style:style>
    <style:style style:name="T91" style:family="text">
      <style:text-properties officeooo:rsid="0042ac21"/>
    </style:style>
    <style:style style:name="T92" style:family="text">
      <style:text-properties officeooo:rsid="00449689"/>
    </style:style>
    <style:style style:name="T93" style:family="text">
      <style:text-properties officeooo:rsid="0044e5b7"/>
    </style:style>
    <style:style style:name="T94" style:family="text">
      <style:text-properties officeooo:rsid="0044e7a8"/>
    </style:style>
    <style:style style:name="T95" style:family="text">
      <style:text-properties officeooo:rsid="004668f6"/>
    </style:style>
    <style:style style:name="T96" style:family="text">
      <style:text-properties officeooo:rsid="0052e112"/>
    </style:style>
    <style:style style:name="T97" style:family="text">
      <style:text-properties officeooo:rsid="00546e15"/>
    </style:style>
    <style:style style:name="T98" style:family="text">
      <style:text-properties officeooo:rsid="00549274"/>
    </style:style>
    <style:style style:name="T99" style:family="text">
      <style:text-properties officeooo:rsid="0054c4a3"/>
    </style:style>
    <style:style style:name="T100" style:family="text">
      <style:text-properties officeooo:rsid="0059187f"/>
    </style:style>
    <style:style style:name="T101" style:family="text">
      <style:text-properties officeooo:rsid="005a5e50"/>
    </style:style>
    <style:style style:name="T102" style:family="text">
      <style:text-properties officeooo:rsid="005bb034"/>
    </style:style>
    <style:style style:name="T103" style:family="text">
      <style:text-properties officeooo:rsid="005bcbd3"/>
    </style:style>
    <style:style style:name="T104" style:family="text">
      <style:text-properties officeooo:rsid="005c4483"/>
    </style:style>
    <style:style style:name="T105" style:family="text">
      <style:text-properties officeooo:rsid="005ca2c6"/>
    </style:style>
    <style:style style:name="T106" style:family="text">
      <style:text-properties officeooo:rsid="005d4539"/>
    </style:style>
    <style:style style:name="T107" style:family="text">
      <style:text-properties officeooo:rsid="005eb41b"/>
    </style:style>
    <style:style style:name="T108" style:family="text">
      <style:text-properties officeooo:rsid="005f2523"/>
    </style:style>
    <style:style style:name="T109" style:family="text">
      <style:text-properties officeooo:rsid="002f519b"/>
    </style:style>
    <style:style style:name="T110" style:family="text">
      <style:text-properties officeooo:rsid="002ed23f"/>
    </style:style>
    <style:style style:name="T111" style:family="text">
      <style:text-properties officeooo:rsid="005b5a20"/>
    </style:style>
    <style:style style:name="T112" style:family="text">
      <style:text-properties officeooo:rsid="0060e0ee"/>
    </style:style>
    <style:style style:name="T113" style:family="text">
      <style:text-properties officeooo:rsid="0060fa18"/>
    </style:style>
    <style:style style:name="T114" style:family="text">
      <style:text-properties officeooo:rsid="00613817"/>
    </style:style>
    <style:style style:name="T115" style:family="text">
      <style:text-properties officeooo:rsid="00624d8c"/>
    </style:style>
    <style:style style:name="T116" style:family="text">
      <style:text-properties officeooo:rsid="006abefb"/>
    </style:style>
    <style:style style:name="T117" style:family="text">
      <style:text-properties officeooo:rsid="00765f45"/>
    </style:style>
    <style:style style:name="T118" style:family="text">
      <style:text-properties officeooo:rsid="00432cac"/>
    </style:style>
    <style:style style:name="T119" style:family="text">
      <style:text-properties officeooo:rsid="007c4885"/>
    </style:style>
    <style:style style:name="T120" style:family="text">
      <style:text-properties officeooo:rsid="0045cf29"/>
    </style:style>
    <style:style style:name="T121" style:family="text">
      <style:text-properties officeooo:rsid="007de4a4"/>
    </style:style>
    <style:style style:name="T122" style:family="text">
      <style:text-properties officeooo:rsid="00809520"/>
    </style:style>
    <style:style style:name="T123" style:family="text">
      <style:text-properties fo:color="#000000" officeooo:rsid="007914b4"/>
    </style:style>
    <style:style style:name="T124" style:family="text">
      <style:text-properties fo:color="#000000" officeooo:rsid="0077c22f"/>
    </style:style>
    <style:style style:name="T125" style:family="text">
      <style:text-properties fo:color="#000000" officeooo:rsid="0041830d"/>
    </style:style>
    <style:style style:name="T126" style:family="text">
      <style:text-properties fo:color="#000000" officeooo:rsid="007f60b9"/>
    </style:style>
    <style:style style:name="T127" style:family="text">
      <style:text-properties fo:color="#000000" fo:font-weight="normal" style:font-weight-asian="normal" style:font-weight-complex="normal"/>
    </style:style>
    <style:style style:name="T128" style:family="text">
      <style:text-properties fo:color="#000000" fo:font-weight="normal" officeooo:rsid="0041830d" style:font-weight-asian="normal" style:font-weight-complex="normal"/>
    </style:style>
    <style:style style:name="T129" style:family="text">
      <style:text-properties fo:color="#000000" fo:font-weight="normal" officeooo:rsid="00432cac" style:font-weight-asian="normal" style:font-weight-complex="normal"/>
    </style:style>
    <style:style style:name="T130" style:family="text">
      <style:text-properties fo:color="#000000" fo:font-weight="normal" officeooo:rsid="007914b4" style:font-weight-asian="normal" style:font-weight-complex="normal"/>
    </style:style>
    <style:style style:name="T131" style:family="text">
      <style:text-properties fo:color="#000000" fo:font-weight="normal" officeooo:rsid="0012bbdf" style:font-weight-asian="normal" style:font-weight-complex="normal"/>
    </style:style>
    <style:style style:name="T132" style:family="text">
      <style:text-properties fo:color="#000000" fo:font-weight="normal" officeooo:rsid="0080c174" style:font-weight-asian="normal" style:font-weight-complex="normal"/>
    </style:style>
    <style:style style:name="T133" style:family="text">
      <style:text-properties fo:color="#000000" fo:font-weight="normal" officeooo:rsid="0081d752" style:font-weight-asian="normal" style:font-weight-complex="normal"/>
    </style:style>
    <style:style style:name="T134" style:family="text">
      <style:text-properties fo:color="#000000" fo:font-weight="normal" officeooo:rsid="00827516" style:font-weight-asian="normal" style:font-weight-complex="normal"/>
    </style:style>
    <style:style style:name="T135" style:family="text">
      <style:text-properties fo:color="#000000" fo:font-weight="normal" officeooo:rsid="008462f9" style:font-weight-asian="normal" style:font-weight-complex="normal"/>
    </style:style>
    <style:style style:name="T136" style:family="text">
      <style:text-properties fo:color="#000000" fo:font-weight="normal" officeooo:rsid="0096460e" style:font-weight-asian="normal" style:font-weight-complex="normal"/>
    </style:style>
    <style:style style:name="T137" style:family="text">
      <style:text-properties fo:color="#000000" fo:font-weight="normal" officeooo:rsid="00966a01" style:font-weight-asian="normal" style:font-weight-complex="normal"/>
    </style:style>
    <style:style style:name="T138" style:family="text">
      <style:text-properties fo:color="#000000" fo:font-weight="normal" officeooo:rsid="0095ca7b" fo:background-color="transparent" style:font-weight-asian="normal" style:font-weight-complex="normal"/>
    </style:style>
    <style:style style:name="T139" style:family="text">
      <style:text-properties fo:color="#000000" fo:font-weight="normal" officeooo:rsid="0096460e" fo:background-color="transparent" style:font-weight-asian="normal" style:font-weight-complex="normal"/>
    </style:style>
    <style:style style:name="T140" style:family="text">
      <style:text-properties fo:color="#000000" fo:font-weight="normal" officeooo:rsid="00966a01" fo:background-color="transparent" style:font-weight-asian="normal" style:font-weight-complex="normal"/>
    </style:style>
    <style:style style:name="T141" style:family="text">
      <style:text-properties fo:color="#000000" fo:font-weight="normal" officeooo:rsid="00980241" fo:background-color="transparent" style:font-weight-asian="normal" style:font-weight-complex="normal"/>
    </style:style>
    <style:style style:name="T142" style:family="text">
      <style:text-properties fo:color="#000000" fo:font-weight="normal" officeooo:rsid="0099d44f" fo:background-color="transparent" style:font-weight-asian="normal" style:font-weight-complex="normal"/>
    </style:style>
    <style:style style:name="T143" style:family="text">
      <style:text-properties fo:color="#000000" fo:font-weight="normal" officeooo:rsid="009a3935" fo:background-color="transparent" style:font-weight-asian="normal" style:font-weight-complex="normal"/>
    </style:style>
    <style:style style:name="T144" style:family="text">
      <style:text-properties fo:color="#000000" fo:font-weight="normal" officeooo:rsid="009a9d5e" fo:background-color="transparent" style:font-weight-asian="normal" style:font-weight-complex="normal"/>
    </style:style>
    <style:style style:name="T145" style:family="text">
      <style:text-properties fo:color="#000000" fo:font-weight="normal" officeooo:rsid="009b694d" fo:background-color="transparent" style:font-weight-asian="normal" style:font-weight-complex="normal"/>
    </style:style>
    <style:style style:name="T146" style:family="text">
      <style:text-properties fo:color="#000000" officeooo:rsid="0080c174"/>
    </style:style>
    <style:style style:name="T147" style:family="text">
      <style:text-properties fo:color="#000000" officeooo:rsid="0081d752"/>
    </style:style>
    <style:style style:name="T148" style:family="text">
      <style:text-properties officeooo:rsid="0081d752"/>
    </style:style>
    <style:style style:name="T149" style:family="text">
      <style:text-properties officeooo:rsid="008c6e53"/>
    </style:style>
    <style:style style:name="T150" style:family="text">
      <style:text-properties officeooo:rsid="00692975"/>
    </style:style>
    <style:style style:name="T151" style:family="text">
      <style:text-properties officeooo:rsid="0090c59f"/>
    </style:style>
    <style:style style:name="T152" style:family="text">
      <style:text-properties officeooo:rsid="009223e6"/>
    </style:style>
    <style:style style:name="T153" style:family="text">
      <style:text-properties officeooo:rsid="00941594"/>
    </style:style>
    <style:style style:name="T154" style:family="text">
      <style:text-properties fo:color="#ff0000"/>
    </style:style>
    <style:style style:name="T155" style:family="text">
      <style:text-properties fo:color="#ff0000" fo:font-weight="normal" officeooo:rsid="00765f45" style:font-weight-asian="normal" style:font-weight-complex="normal"/>
    </style:style>
    <style:style style:name="T156" style:family="text">
      <style:text-properties fo:color="#ff0000" fo:font-weight="normal" officeooo:rsid="008ad774" style:font-weight-asian="normal" style:font-weight-complex="normal"/>
    </style:style>
    <style:style style:name="T157" style:family="text">
      <style:text-properties officeooo:rsid="009d800e"/>
    </style:style>
    <style:style style:name="T158" style:family="text">
      <style:text-properties style:font-name="Arial1" fo:font-weight="bold" style:font-weight-asian="bold" style:font-name-complex="Arial2" style:language-complex="ar" style:country-complex="SA" style:font-weight-complex="bold"/>
    </style:style>
    <style:style style:name="T159" style:family="text">
      <style:text-properties style:font-name="Arial1" fo:font-weight="bold" officeooo:rsid="008c6e53" style:font-weight-asian="bold" style:font-name-complex="Arial2" style:language-complex="ar" style:country-complex="SA" style:font-weight-complex="bold"/>
    </style:style>
    <style:style style:name="T160" style:family="text">
      <style:text-properties style:font-name="Arial1" fo:font-weight="bold" officeooo:rsid="009fc0af" style:font-weight-asian="bold" style:font-name-complex="Arial2" style:language-complex="ar" style:country-complex="SA" style:font-weight-complex="bold"/>
    </style:style>
    <style:style style:name="T161" style:family="text">
      <style:text-properties style:language-complex="ar" style:country-complex="SA"/>
    </style:style>
    <style:style style:name="T162" style:family="text">
      <style:text-properties officeooo:rsid="00765f45" style:language-complex="ar" style:country-complex="SA"/>
    </style:style>
    <style:style style:name="T163" style:family="text">
      <style:text-properties officeooo:rsid="00a2b2c8" style:language-complex="ar" style:country-complex="SA"/>
    </style:style>
    <style:style style:name="T164" style:family="text">
      <style:text-properties officeooo:rsid="00a1ef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158">TACTILE PROGRAMMING: <text:s/></text:span></text:p>
      <text:p text:style-name="P57"><text:span text:style-name="T158">'Material Computing' For Architectural Design </text:span></text:p>
      <text:p text:style-name="P57"><text:span text:style-name="T158"/></text:p>
      <text:p text:style-name="P57">Introduction</text:p>
      <text:p text:style-name="PL-Paragraph"><text:span text:style-name="T94">I am an architect and computational design. My</text:span><text:span text:style-name="Emphasis"><text:span text:style-name="T69"> research is concerned with defining an alternative form of ‘open-source’ architectural practice </text:span></text:span><text:span text:style-name="Emphasis"><text:span text:style-name="T70">of </text:span></text:span><text:span text:style-name="Emphasis"><text:span text:style-name="T69">computational methods</text:span></text:span><text:bookmark text:name="internal-source-marker_0.022367493715137243"/><text:span text:style-name="Emphasis"><text:span text:style-name="T69">. How can critical approaches to computing inform a practice of architecture that is defined by </text:span></text:span><text:span text:style-name="Emphasis"><text:span text:style-name="T70">such</text:span></text:span><text:span text:style-name="Emphasis"><text:span text:style-name="T69"> methods, rather than one that </text:span></text:span><text:span text:style-name="Emphasis"><text:span text:style-name="T70">only </text:span></text:span><text:span text:style-name="Emphasis"><text:span text:style-name="T69">is composed of tools? </text:span></text:span></text:p>
      <text:p text:style-name="PL-Paragraph"><text:span text:style-name="T73">Over </text:span><text:span text:style-name="T94">the past</text:span><text:span text:style-name="T73"> </text:span><text:span text:style-name="T94">six </text:span><text:span text:style-name="T73">years, </text:span><text:span text:style-name="T94">from 2007 to 2013, </text:span><text:span text:style-name="T73">I have taught a short workshop on the theme of parametric modelling </text:span><text:span text:style-name="T32">entitled “Digital Design Tactics” with students of the School of Architecture at the University of Sheffield</text:span><text:span text:style-name="T73">. </text:span><text:span text:style-name="T94">Rather than attempting to describe the intentions of the workshop, I will try to describe it, retrospectively, in terms of the processes that the students were asked to adopt. The reason for this is that workshop was not heavily 'preconceived'. It was the first time I had been invited to teach and although I had an idea about what I wanted to get the students to explore, it was not very well formed. Each year that I have taught the workshop, my understanding of it has changed, although much of its structure and output is similar to the first time. The following description of the workshop is not therefore, representative of my thought processes at the time, it is instead a re-framing of the work through my current research concerns of </text:span><text:span text:style-name="T32">how critical approaches to computational design can inform a practice of architecture that is defined </text:span><text:span text:style-name="T16">by</text:span><text:span text:style-name="T32"> computational methods, rather than simply com</text:span><text:bookmark text:name="__UnoMark__650_18941754011"/><text:span text:style-name="T32">posed </text:span><text:span text:style-name="T16">of</text:span><text:span text:style-name="T32"> computational tools. <text:s/></text:span></text:p>
      <text:p text:style-name="PL-Paragraph">Architects are typically consumers of software as products, rather than users of software as technology and the relationship between computers and architecture can often be fractious - viewed with either complete suspicion or total devotion. In either case the role of the computer is often seen in the same way - to supplement a pre-existing design process rather than to fundamentally change it. </text:p>
      <text:p text:style-name="PL-Paragraph"><text:span text:style-name="T31">This proposal of </text:span><text:span text:style-name="T15">material computing </text:span><text:span text:style-name="T31">offers a means of democratising technology and provides a pedagogical frameworks for teaching a critical approach to such technology. The use of computers is often restricted due to the high entry requirements in terms of cost and specialist skill. By reconfiguring what software and hardware represents, the 'user/ designer' of this new form of computer, no longer constrained, is able to create, maintain and modify their own 'machine'. This is also then a means of technological resilience – the purpose, portability and functionality of this method are determined by the user and not other forces [i.e. software designers or hardware manufacturers] and the 'science' of computational technology can be appropriated separately from its physical manifestation.</text:span></text:p>
      <text:p text:style-name="PL-Paragraph">Within this method, there is no longer a computer and user. The conventional notion of interface is outdated.</text:p>
      <text:p text:style-name="P42"/>
      <text:p text:style-name="PL-Heading"><text:span text:style-name="T106">A</text:span><text:span text:style-name="T164">n a</text:span><text:span text:style-name="T106">lgorithmic </text:span><text:span text:style-name="T1">workshop</text:span></text:p>
      <text:p text:style-name="PL-Paragraph"><text:span text:style-name="T73">T</text:span>he <text:span text:style-name="T73">purpose of the </text:span>workshop has <text:span text:style-name="T73">been</text:span> to challenge the mainstream understanding of parametrics <text:span text:style-name="T73">specifically, and computational design more broadly, within</text:span> architecture. This has been done <text:span text:style-name="T73">using physical modelling techniques to simulation the typically computing based tools more commonly seen in the field. This approach has two was for two reasons. The first is a 'political' move - it was important to position the workshop some distance </text:span><text:soft-page-break/><text:span text:style-name="T73">from the more commonly understood 'parametric architecture' [e.g. anything curvy!].The </text:span><text:span text:style-name="T74">S</text:span><text:span text:style-name="T73">chool of </text:span><text:span text:style-name="T74">A</text:span><text:span text:style-name="T73">rchitecture at Sheffield University has a strong </text:span><text:span text:style-name="T75">socio-political</text:span><text:span text:style-name="T73"> agenda, that is strongly related to feminist methodologies </text:span><text:span text:style-name="T74">as well as</text:span><text:span text:style-name="T73"> ecological concerns. Within this context, a workshop about parametrics understood as mere 'form generation' would be [rightly] treated with suspicion by students. Secondly, the intention from the start was to lower the level of 'technical' skill – i.e. software and/ or programming </text:span><text:span text:style-name="T75">ability</text:span><text:span text:style-name="T73"> – normally required to engage with parametric design. By choosing techniques that the students were generally more comfortable with – physical model making rather than coding, I was trying to move the workshop beyond a simply computational context.</text:span></text:p>
      <text:p text:style-name="PL-Paragraph"/>
      <text:p text:style-name="PL-Paragraph"><text:span text:style-name="T73">These two central features of the workshop are of course linked in terms of encouraging wide student participation, but there is another aspect </text:span><text:span text:style-name="T74">of these features which poses questions about computational design as an approach;</text:span></text:p>
      <text:p text:style-name="PL-Paragraph"><text:span text:style-name="T81"># </text:span>If you place 'computational design' in a context such as the School of Architecture at the University of Sheffield, what does it have to say about the kinds of socio-political issues that are of central concern?</text:p>
      <text:p text:style-name="PL-Paragraph"><text:span text:style-name="T81">#</text:span> If you remove the 'tools' from a computational design approach – the hardware and the software, you are left only with that method. And so what are 'methods of computational design?</text:p>
      <text:p text:style-name="PL-Paragraph"/>
      <text:p text:style-name="PL-Paragraph">The workshop was undertaken du<text:span text:style-name="T80">r</text:span>ing the mid-point of MA/ MArch level student projects and marked the transitory point for data collection and diagramming, to the exploration of it's spatial consequences. Many students projects worked with scenarios across multiple sites, with long term time-lines and complex networks of actors.</text:p>
      <text:p text:style-name="PL-Paragraph">For 2 days, students were asked to work with their projects in an algorithmic way. They were asked to disregard their own 'personal' interests in the project and not to bring pre-conc<text:span text:style-name="T80">ei</text:span>ved ideas of what they wanted their project to be like. The workshop is about primarily about developing a spatial strategy form complex diagramming, with the intention that each design decisions that students make on their project can be described in its own time-line, therefore] revealing the students design processes.</text:p>
      <text:p text:style-name="PL-Paragraph">I will explain briefly here each of the steps of the workshop <text:span text:style-name="T80">and attempt to 'translate' each step into a 'quasi-code' format</text:span>;</text:p>
      <text:p text:style-name="PL-Paragraph"/>
      <text:p text:style-name="P3">Write your PROGRAM</text:p>
      <text:p text:style-name="P3"/>
      <text:p text:style-name="P2"><text:span text:style-name="T17">Defin</text:span><text:span text:style-name="T23">ing your </text:span><text:span text:style-name="T17">VARIABLES</text:span></text:p>
      <text:p text:style-name="PL-Code"><text:span text:style-name="T79">#</text:span><text:span text:style-name="T76">S</text:span><text:span text:style-name="T75">elect </text:span>them<text:span text:style-name="T75">e </text:span><text:span text:style-name="T76">and combine parameters</text:span></text:p>
      <text:p text:style-name="PL-Code"><text:span text:style-name="T79">#</text:span><text:span text:style-name="T76">N</text:span>ormalise <text:span text:style-name="T76">values</text:span></text:p>
      <text:p text:style-name="PL-Code"><text:span text:style-name="T78">int </text:span><text:span text:style-name="T6">parameter1</text:span><text:span text:style-name="T78"> = random (0,2);</text:span></text:p>
      <text:p text:style-name="PL-Code"><text:span text:style-name="T78">int </text:span><text:span text:style-name="T6">parameter2</text:span><text:span text:style-name="T78"> = random (0,2);</text:span></text:p>
      <text:p text:style-name="PL-Code"><text:span text:style-name="T78">int </text:span><text:span text:style-name="T6">parameter3</text:span><text:span text:style-name="T78"> = random (0,2);</text:span></text:p>
      <text:p text:style-name="PL-Code"><text:span text:style-name="T78">int </text:span><text:span text:style-name="T6">parameter4</text:span><text:span text:style-name="T78"> = random (0,2);</text:span></text:p>
      <text:p text:style-name="P1"/>
      <text:p text:style-name="PL-Paragraph">Students were asked to bring project data [data that they had already collected and worked with in some way], and to treat it as a material that we would work with. As I have described earlier, the context of this particular school encourages the students to work in both qualitative and quantitative ways, and this was reflected in the data the students had collected. So one of the early issues became how can you compare data about, say, daylighting [quantitative] and seclusion [qualitative]. Students were asked to theme their data, and group parameters accordingly, for example around a theme of visibility, which could then act as frame for the next step – <text:s/>normalising the data. This we did in an almost perversely crude but 'accurate' way – by simply assigning values or 0,1 or 2 [i.e. no, maybe, yes] to each parameter at specific points. These would then be applied to specific points in <text:soft-page-break/>the spatial model.</text:p>
      <text:p text:style-name="P5"/>
      <text:p text:style-name="P14"><text:span text:style-name="T21">Structur</text:span><text:span text:style-name="T23">ing</text:span><text:span text:style-name="T18"> </text:span><text:span text:style-name="T22">your</text:span><text:span text:style-name="T18"> CODE</text:span></text:p>
      <text:p text:style-name="P7"/>
      <text:p text:style-name="PL-Code">#Select 'geometric' condition and corresponding architectural 'logic'</text:p>
      <text:p text:style-name="PL-Code"><text:tab/>if (geomCond = = <text:span text:style-name="T4">plan</text:span>){</text:p>
      <text:p text:style-name="PL-Code"><text:tab/><text:tab/>model = <text:span text:style-name="T4">mesh</text:span>;</text:p>
      <text:p text:style-name="PL-Code"><text:tab/>}</text:p>
      <text:p text:style-name="PL-Code"/>
      <text:p text:style-name="PL-Code"><text:tab/>if ( geomCond = = <text:span text:style-name="T4">section</text:span>){</text:p>
      <text:p text:style-name="PL-Code"><text:tab/><text:tab/>model = <text:span text:style-name="T4">mass</text:span>;</text:p>
      <text:p text:style-name="PL-Code"><text:tab/>}</text:p>
      <text:p text:style-name="PL-Code"/>
      <text:p text:style-name="PL-Code"><text:tab/>if (geomCond = = elevation){</text:p>
      <text:p text:style-name="PL-Code"><text:tab/><text:tab/>model = <text:span text:style-name="T4">line</text:span>;</text:p>
      <text:p text:style-name="PL-Code"><text:tab/>}</text:p>
      <text:p text:style-name="P17"/>
      <text:p text:style-name="PL-Paragraph"><text:span text:style-name="T80">After defining the variables, the next step is to design the model - to decide what kind of model it will be. We used metaphors of traditional two dimensional architectural representation <text:s/>- plan, section, elevation to define a 'geometric' field for the model. This metaphor is <text:s/>'mapped' to a 'primitive' object found in CAD – mesh, mass, line. The selection of the field for the model is influenced by the nature of the student's project, and the type of data available – some fields were more suitable than others and students had to </text:span><text:span text:style-name="T82">decide</text:span><text:span text:style-name="T80"> the most </text:span><text:span text:style-name="T82">appropriate.</text:span></text:p>
      <text:p text:style-name="PL-Code"><text:span text:style-name="T79">#</text:span><text:span text:style-name="T78">S</text:span><text:span text:style-name="T33">elect topologica</text:span><text:span text:style-name="T78">l </text:span><text:span text:style-name="T33">condition</text:span></text:p>
      <text:p text:style-name="PL-Code"><text:span text:style-name="T76"><text:tab/>if (</text:span><text:span text:style-name="T83">topology</text:span><text:span text:style-name="T76"> = </text:span><text:span text:style-name="T77">=</text:span><text:span text:style-name="T76"> </text:span><text:span text:style-name="T4">fixed</text:span><text:span text:style-name="T76">){</text:span></text:p>
      <text:p text:style-name="PL-Code"><text:span text:style-name="T76"><text:tab/><text:tab/></text:span><text:span text:style-name="T83">field</text:span><text:span text:style-name="T76"> = </text:span><text:span text:style-name="T5"><text:s/></text:span><text:span text:style-name="T4">deformation</text:span><text:span text:style-name="T5">;</text:span></text:p>
      <text:p text:style-name="PL-Code"><text:tab/>}</text:p>
      <text:p text:style-name="PL-Code"/>
      <text:p text:style-name="PL-Code"><text:span text:style-name="T76"><text:tab/>if ( </text:span><text:span text:style-name="T83">topology</text:span><text:span text:style-name="T76"> = </text:span><text:span text:style-name="T77">=</text:span><text:span text:style-name="T76"> </text:span><text:span text:style-name="T4">dynamic</text:span><text:span text:style-name="T76">){</text:span></text:p>
      <text:p text:style-name="PL-Code"><text:span text:style-name="T76"><text:tab/><text:tab/></text:span><text:span text:style-name="T83">field</text:span><text:span text:style-name="T76"> = </text:span><text:span text:style-name="T5"><text:s/></text:span><text:span text:style-name="T4">relational</text:span><text:span text:style-name="T5">;</text:span></text:p>
      <text:p text:style-name="PL-Code"><text:tab/>}</text:p>
      <text:p text:style-name="PL-Code"/>
      <text:p text:style-name="PL-Code"><text:span text:style-name="T19">#</text:span><text:span text:style-name="T20">Determine</text:span><text:span text:style-name="T18"> code </text:span><text:span text:style-name="T20">logic</text:span></text:p>
      <text:p text:style-name="PL-Code"><text:span text:style-name="T76"><text:tab/>if ( </text:span><text:span text:style-name="T20">field</text:span><text:span text:style-name="T76"> = </text:span><text:span text:style-name="T77">=</text:span><text:span text:style-name="T76"> </text:span><text:span text:style-name="T4">deformation</text:span><text:span text:style-name="T76">) {</text:span></text:p>
      <text:p text:style-name="PL-Code"><text:span text:style-name="T76"><text:tab/><text:tab/></text:span><text:span text:style-name="T78">logic</text:span><text:span text:style-name="T76"> = </text:span><text:span text:style-name="T6">geometric</text:span><text:span text:style-name="T5">;</text:span></text:p>
      <text:p text:style-name="PL-Code"><text:tab/>} </text:p>
      <text:p text:style-name="PL-Code"/>
      <text:p text:style-name="PL-Code"><text:span text:style-name="T76"><text:tab/>if ( </text:span><text:span text:style-name="T20">field</text:span><text:span text:style-name="T76"> = </text:span><text:span text:style-name="T77">=</text:span><text:span text:style-name="T76"> </text:span><text:span text:style-name="T4">relational</text:span><text:span text:style-name="T76">) {</text:span></text:p>
      <text:p text:style-name="PL-Code"><text:span text:style-name="T76"><text:tab/><text:tab/></text:span><text:span text:style-name="T78">logic</text:span><text:span text:style-name="T76"> = </text:span><text:span text:style-name="T7">conditional</text:span><text:span text:style-name="T5">;</text:span></text:p>
      <text:p text:style-name="PL-Code"><text:tab/>}</text:p>
      <text:p text:style-name="P15"/>
      <text:p text:style-name="PL-Paragraph">Next is the topological condition – either fixed of dynamic - which is fundamentally, about the nature of the connections within the model. For example, the geometric condition of a mesh with fixed topology describes deformation – the model cannot make or break connections, it can only alter form within the existing topological condition. On the other hand, <text:s/>the geometric condition of a mesh with dynamic topology describes relation-ality. The model (through the rules) builds the connections, defines the network. The logic of the code then is defined by the topological <text:span text:style-name="T83">field – deformation field are about a [euclidean] geometric logic, and relational fields are about conditional logic.</text:span></text:p>
      <text:p text:style-name="PL-Paragraph">Once again, the topological <text:span text:style-name="T83">field</text:span> (and code logic) is determine by the specific project, each student choosing the most suitable condition for themselves.</text:p>
      <text:p text:style-name="P4"><text:span text:style-name="T84">Design</text:span><text:span text:style-name="T86">ing</text:span><text:span text:style-name="T84"> </text:span><text:span text:style-name="T34">your</text:span><text:span text:style-name="T84"> LOOPS</text:span></text:p>
      <text:p text:style-name="PL-Code"><text:span text:style-name="T79">#</text:span><text:span text:style-name="T88">E</text:span><text:span text:style-name="T87">xample loops for making </text:span><text:span text:style-name="T116">p</text:span><text:span text:style-name="T87">hysical models</text:span></text:p>
      <text:p text:style-name="PL-Code"><text:span text:style-name="T87"><text:tab/></text:span><text:span text:style-name="T68"><text:tab/>If (</text:span><text:span text:style-name="T71">string</text:span><text:span text:style-name="T68"> = = </text:span><text:span text:style-name="T71">tooLong</text:span><text:span text:style-name="T68">){</text:span></text:p>
      <text:p text:style-name="PL-Code"><text:span text:style-name="T87"><text:tab/><text:tab/></text:span><text:span text:style-name="T8">stringCut</text:span><text:span text:style-name="T87"> = </text:span><text:span text:style-name="T8">true</text:span><text:span text:style-name="T87">;</text:span></text:p>
      <text:p text:style-name="PL-Code"><text:tab/>}</text:p>
      <text:p text:style-name="PL-Code"><text:tab/></text:p>
      <text:p text:style-name="PL-Code"><text:span text:style-name="T87"><text:tab/>If (</text:span><text:span text:style-name="T8">model</text:span><text:span text:style-name="T87"> = </text:span><text:span text:style-name="T8">unstable</text:span><text:span text:style-name="T87">)}</text:span></text:p>
      <text:p text:style-name="PL-Code"><text:span text:style-name="T87"><text:tab/><text:tab/></text:span><text:span text:style-name="T8">moreGlue</text:span><text:span text:style-name="T87"> = </text:span><text:span text:style-name="T8">true</text:span><text:span text:style-name="T87">;</text:span></text:p>
      <text:p text:style-name="PL-Code"><text:tab/>}</text:p>
      <text:p text:style-name="P16"/>
      <text:p text:style-name="PL-Paragraph"><text:soft-page-break/><text:span text:style-name="T87">Now, we have a model with normalised parameters in defined variables to work with and a 'geometric' field, with a corresponding logic, <text:s/>into which we can place them. The next step is the </text:span><text:span text:style-name="T24">loop. </text:span><text:span text:style-name="T68">In programming terms, the loop is the </text:span><text:span text:style-name="T68">'moving parts', it is the 'do' bit a code. For the students, the 'do' bit is making the physical model, so the loops are </text:span><text:span text:style-name="T68">about this. They have their data structure, their geometric rules – their loops cannot affect these things, they can only reflect them.</text:span></text:p>
      <text:p text:style-name="P10"/>
      <text:p text:style-name="P6">RUN <text:span text:style-name="T84">the code </text:span><text:span text:style-name="T87">and EXIT</text:span></text:p>
      <text:p text:style-name="P12"/>
      <text:p text:style-name="PL-Paragraph"><text:span text:style-name="T84">To build the model quickly, it was important for the students to execute the code </text:span><text:span text:style-name="T85">a computer would – in the most neutral way possible. They had to try not 'think' or 'design' any more </text:span><text:span text:style-name="T87">- these are activities they were doing when they were writing their program. They now had to </text:span><text:span text:style-name="T85">simply </text:span><text:span text:style-name="T87">run</text:span><text:span text:style-name="T85"> their program </text:span><text:span text:style-name="T87">and build the model.</text:span></text:p>
      <text:p text:style-name="P11"/>
      <text:p text:style-name="P13">Outcomes</text:p>
      <text:p text:style-name="P8"/>
      <text:p text:style-name="PL-Paragraph">The models produced are can be described as datascapes, and can be broadly categorised as either a deformation of surface or volume, or relational connectivity. Each model attempts, in some way, to combine and compare 'precise' and 'messy' data in such a way as to treat both as 'accurate'. Furthermore, each model tries to do this whilst applying it spatially – to site[s] of the project. </text:p>
      <text:p text:style-name="PL-Paragraph"><text:span text:style-name="T90">The broad benefits of this approach provides are primarily pedagogical – I am not proposing this techniques as something to de done outside the context of a student project, at least not as described here, and it is also not a specifically a way of working (in terms of physical model making) that I use in my own work. The students I worked with found it difficult to pass from an analytical and diagrammatic phase of a project to a spatial phase. They were often concerned with loosing they complexity that they had uncovered through weeks of research by reducing it to mere 'architectural form'. The workshop provided a bridge between the two phases, addressing both the abstract qualities and spatial requirement of their projects. By working in an 'algorithmic' way, the students were able to put their difficulties to one side temporarily. They viewed the model making as I have described it above, simply the executing of the code. It seemed they found it easier to design the code than the project. </text:span><text:span text:style-name="T91">This allowed them to work quickly, but not too quickly – it takes time and care to build a physical model, even a simple one. And the fact that the technique used physical models, rather than computer ones (which would certainly have been quicker for some of them) 'normalised' the skill level across the group. The tendency was for students to have similar skills with string and knives whereas there seemed to be a large gap between ability and experience with 3D software. </text:span></text:p>
      <text:p text:style-name="PL-Paragraph"><text:span text:style-name="T91">B</text:span><text:span text:style-name="T90">y this description, the workshop seems merely therapeutic </text:span><text:span text:style-name="T91">- if it is, it is only a side effect. </text:span></text:p>
      <text:p text:style-name="PL-Paragraph"><text:span text:style-name="T91">The specific interest for me lies in the description of a computational design method, and what contribution the student outputs during the workshop make to that. What can I take from the computational techniques to build </text:span><text:span text:style-name="T92">such a met</text:span><text:span text:style-name="T93">h</text:span><text:span text:style-name="T92">odology</text:span><text:span text:style-name="T91">? Can I be a computational designer without a computer?</text:span></text:p>
      <text:p text:style-name="P9"/>
      <text:p text:style-name="P58"><text:span text:style-name="T164">A computational methodology</text:span></text:p>
      <text:p text:style-name="P60">Why methods of computing?</text:p>
      <text:p text:style-name="PL-Paragraph"><text:span text:style-name="T96">Although I have said that I did not propose the workshop with significant pre-conceptions, the were precedents within the field of contemporary </text:span><text:span text:style-name="T99">(</text:span><text:span text:style-name="T96">at that time</text:span><text:span text:style-name="T99">)</text:span><text:span text:style-name="T96"> computational design which were influential in the structuring of the workshop and are relevant here in my attempt to construct a methodology from it. The principle example is the NAI Summer Master Class, organised by Lars Spuybroek of NOX and held in Rotterdam in 1999. </text:span><text:soft-page-break/><text:span text:style-name="T96">Spuybroek describes the purpose of the workshop as being to explore a new design process, one that moves away from what he describes as stages of 'reduction' (understood as the diagram) and 'production' (the act of spatial design, or at least making drawings of a spatial design). <text:s/>Instead the design process that he proposes is one of continual 'contraction' and 'expansion', where by data is contracted to a diagrammatic field and then expanded to a spatial field. Students in the master class are tasked to explore this using both computational and physical modelling techniques, through a series of procedural steps (called 'machines');</text:span></text:p>
      <text:p text:style-name="P35">DRILLING</text:p>
      <text:p text:style-name="P34">building <text:span text:style-name="T97">interactive systems</text:span> in proprietary software – for <text:span text:style-name="T97">visualising</text:span> project data</text:p>
      <text:p text:style-name="PL-Code"/>
      <text:p text:style-name="P35">ABSTRACTING</text:p>
      <text:p text:style-name="P34">'contraction' of these devices onto a <text:span text:style-name="T99">spatial</text:span> 'interface' </text:p>
      <text:p text:style-name="PL-Code"/>
      <text:p text:style-name="P34"><text:span text:style-name="T4">SURFACING</text:span> </text:p>
      <text:p text:style-name="P34">inserting a plane, by printing <text:span text:style-name="T97">images of the device </text:span>onto [2D] paper</text:p>
      <text:p text:style-name="P37"/>
      <text:p text:style-name="P36">STRUCTURING</text:p>
      <text:p text:style-name="P34"><text:span text:style-name="T9">'</text:span><text:span text:style-name="T96">expansion</text:span><text:span text:style-name="T99">' by </text:span><text:span text:style-name="T96">inserting the surface as volume. the paper print is cut and twisted to make </text:span><text:span text:style-name="T97">a model</text:span></text:p>
      <text:p text:style-name="P21"/>
      <text:p text:style-name="P18"><text:span text:style-name="T99">T</text:span><text:span text:style-name="T98">he similarities in </text:span><text:span text:style-name="T99">this </text:span><text:span text:style-name="T98">approach </text:span><text:span text:style-name="T99">and the one employed in the workshop in Sheffield </text:span><text:span text:style-name="T98">are </text:span><text:span text:style-name="T99">quite clear</text:span><text:span text:style-name="T98">. </text:span><text:span text:style-name="T99">The attempt in both cases is to create a kind of link, a loop, between the 'diagramming' phase and the 'design' phase of a project process. But for what purpose? For Spuybroek, he states he is interested in teaching a rigour and discipline at the conceptual level of a project, not to eradicate 'fuzziness' from that level, but to find a way to document it. My intention was for the students to find ways to design their own processes and to solidify the idea of being a designer of 'process'. The algorithmic nature of the proposals allows us to create a trace, a set of instructions that describe the path(s) that we have followed and communicating the complexities that have been built up during a project. <text:s/></text:span></text:p>
      <text:p text:style-name="P23">But in this case, what is the 'algorithm'? It is certainly a tempting metaphor, but does it constitute a method?</text:p>
      <text:p text:style-name="P43">Algorithms</text:p>
      <text:p text:style-name="P19"><text:span text:style-name="T100">Algorithms are crucial to both software engineering and computer science. But in each case, they operate in different ways. In computer science, they are seen in abstract, as a description of the tasks to be carried out, whereas in software design they are more practical - <text:s/>through a programming language, <text:s/>algorithms do things. There appears then a conflict between the uses of even the term algorithm and the 'procedural' steps of the my workshop certainly seem to fit into the abstract category of computer science. Andrew Goffey, in his essay 'Algorithm', states that the conflict is in fact a conflation. Whilst there is a formal separation between an algorithm and the data that It requires to execute its tasks, the relationship between the two is such that an algorithm stripped of its data </text:span><text:span text:style-name="T101"><text:s/></text:span><text:span text:style-name="T100">– i.e. it's context – is no longer an algorithm. Therefore, the algorithm as an abstract concept is problematic. </text:span></text:p>
      <text:p text:style-name="P20"><text:span text:style-name="T101">But are the steps that I described in the workshop really abstracted? It is true that they exist outside a computer but it is not true to say that they are context-less. Even in the (deliberately) crude way that I have set them out here, they contain a kind of programming language of their own. Like all </text:span><text:span text:style-name="T102">programming</text:span><text:span text:style-name="T101"> languages, they contain 'objects' and 'methods' that could be applied generally (e.g. 'if....' etc.), but also specific data types ( e.g. 'model'....), that are to do with aspects of architectural design processes.</text:span></text:p>
      <text:p text:style-name="P22">So the 'algorithm' of the workshop, in fact, is similar to software engineering rather than computer science. For Goffey the relevance of the 'algorithm' lies in it the context of it's use and not in it's potential <text:span text:style-name="T104">as </text:span>abstract metho<text:span text:style-name="T103">d –</text:span><text:span text:style-name="T105"> you cannot simply 'think algorithmically'. H</text:span><text:span text:style-name="T104">e goes on to describe its context as more than the data structures it requires </text:span><text:span text:style-name="T106">and including </text:span><text:span text:style-name="T104">“Something as innocuous as the use of a form on web page....[or]the knowledge extraction practiced by developers of expert systems....”. [p19]</text:span></text:p>
      <text:p text:style-name="PL-SubHeading"><text:soft-page-break/><text:span text:style-name="T150">Simulation</text:span><text:span text:style-name="T122">s</text:span></text:p>
      <text:p text:style-name="P51"><text:span text:style-name="T107">Goffey goes further in his description of </text:span><text:span text:style-name="T115">the</text:span><text:span text:style-name="T107"> limitations of the abstract algorithm. He states that by attempting to understand something algorithmically, it only serves to re-enforce it, </text:span><text:span text:style-name="T153">to validate it,</text:span><text:span text:style-name="T107"> rather than to understand it.</text:span></text:p>
      <text:p text:style-name="P39">“What is an algorithm if not the conceptual embodiment of instrumental rationality within real machines” [p19]</text:p>
      <text:p text:style-name="P24"><text:span text:style-name="T108">This is not only a critique of the algorithm as formal notion, but is also closely linked with critiques with feminism of the construction of scientific knowledge and the notion of simulation </text:span><text:span text:style-name="T112">and in particular in the work of Donna Haraway. </text:span><text:span text:style-name="T119">She</text:span><text:span text:style-name="T110"> </text:span><text:span text:style-name="T113">traces</text:span><text:span text:style-name="T110"> a history of scientific research </text:span><text:span text:style-name="T113">in</text:span><text:span text:style-name="T110">to primate behaviour, and social order in order to describe how certain political ideas are first </text:span><text:span text:style-name="T111">inserted</text:span><text:span text:style-name="T110"> </text:span><text:span text:style-name="T113">into, </text:span><text:span text:style-name="T110">and then validated </text:span><text:span text:style-name="T113">by</text:span><text:span text:style-name="T110"> the mechanics </text:span><text:span text:style-name="T113">of,</text:span><text:span text:style-name="T110"> the </text:span><text:span text:style-name="T113">(</text:span><text:span text:style-name="T110">supposed</text:span><text:span text:style-name="T113">ly</text:span><text:span text:style-name="T110"> objectiv</text:span><text:span text:style-name="T113">e) </text:span><text:span text:style-name="T110">'scientific method'. </text:span><text:span text:style-name="T113">One of the</text:span><text:span text:style-name="T110"> conclusions that </text:span><text:span text:style-name="T113">these </text:span><text:span text:style-name="T112">scientists</text:span><text:span text:style-name="T110"> draw from </text:span><text:span text:style-name="T112">the</text:span><text:span text:style-name="T113">ir</text:span><text:span text:style-name="T112"> early</text:span><text:span text:style-name="T110"> experiments </text:span><text:span text:style-name="T113">is </text:span><text:span text:style-name="T111">that</text:span><text:span text:style-name="T110"> 'dominance' and in particular the idea of male dominance </text:span><text:span text:style-name="T111">are central to 'social order'</text:span><text:span text:style-name="T110">. Haraway claims that this is not the result of </text:span><text:span text:style-name="T113">'</text:span><text:span text:style-name="T110">objective observation</text:span><text:span text:style-name="T113">'</text:span><text:span text:style-name="T110"> during </text:span><text:span text:style-name="T113">the </text:span><text:span text:style-name="T110">experiments, but </text:span><text:span text:style-name="T113">is </text:span><text:span text:style-name="T110">instead </text:span><text:span text:style-name="T113">due to the existence</text:span><text:span text:style-name="T110"> of 'domination' as socio-political principle. </text:span><text:span text:style-name="T113">This then enters</text:span><text:span text:style-name="T110"> scientific process at its outset, thereby creating a kind of </text:span><text:span text:style-name="T109">'pre-determination' of causality;</text:span></text:p>
      <text:p text:style-name="PL-Quote">"The political principle of domination has been transformed here into the legitimating scientific principle of dominance as a natural property with a physical-chemical base." [p19]</text:p>
      <text:p text:style-name="P28"><text:span text:style-name="T113">Furthermore, </text:span><text:span text:style-name="T114">what is clear to Haraway i</text:span><text:span text:style-name="T115">s </text:span><text:span text:style-name="T114">that, </text:span><text:span text:style-name="T113"><text:s/>for the scientists, the primate colonies that are the subject of their study represent </text:span><text:span text:style-name="T111">a 'simulation' </text:span><text:span text:style-name="T113">of</text:span><text:span text:style-name="T111"> human society. <text:s/></text:span><text:span text:style-name="T114"><text:s/>The problem of </text:span><text:span text:style-name="Strong_20_Emphasis"><text:span text:style-name="T37">simulation, in the construction of scientific knowledge, is that t</text:span></text:span><text:span text:style-name="Strong_20_Emphasis"><text:span text:style-name="T35">hey </text:span></text:span><text:span text:style-name="Strong_20_Emphasis"><text:span text:style-name="T36">risk </text:span></text:span><text:span text:style-name="Strong_20_Emphasis"><text:span text:style-name="T35">tak</text:span></text:span><text:span text:style-name="Strong_20_Emphasis"><text:span text:style-name="T36">ing</text:span></text:span><text:span text:style-name="Strong_20_Emphasis"><text:span text:style-name="T35"> the simplified abstraction of the complexity of the world and return</text:span></text:span><text:span text:style-name="Strong_20_Emphasis"><text:span text:style-name="T37">ing</text:span></text:span><text:span text:style-name="Strong_20_Emphasis"><text:span text:style-name="T35"> it as it's underlying structure</text:span></text:span><text:span text:style-name="Strong_20_Emphasis"><text:span text:style-name="T52">.</text:span></text:span></text:p>
      <text:p text:style-name="P28"><text:span text:style-name="Strong_20_Emphasis"><text:span text:style-name="T52">Similarly, in describing a simulation of a swinging pendulum within an abstract mathematical manifold, Manuel</text:span></text:span><text:span text:style-name="T119"> </text:span><text:span text:style-name="T118">De Landa, </text:span><text:span text:style-name="T119">identifies firstly the problem of </text:span><text:span text:style-name="T118">'system definition' – the swinging of a pendulum is one </text:span><text:span text:style-name="T119">definition but</text:span><text:span text:style-name="T118"> </text:span><text:span text:style-name="T119">a</text:span><text:span text:style-name="T118"> pendulum could also melt under high temperature – a 'possibility' that is not mapped with the </text:span><text:span text:style-name="T119">simulation and is therefore missing from the results of the simulation</text:span><text:span text:style-name="T118">. </text:span><text:span text:style-name="T120">Further to this, De Landa </text:span><text:span text:style-name="T119">identifies</text:span><text:span text:style-name="T120"> a trade between 'actual' and modelled complexity in the </text:span><text:span text:style-name="T119">simulation</text:span><text:span text:style-name="T120">.</text:span></text:p>
      <text:p text:style-name="P41"><text:span text:style-name="T118">“</text:span><text:span text:style-name="T120">As with any model, there is a trade-off here; we exchange the complexity of the object's change of state for the complexity of the modelling space. In other words, an objects instantaneous state, no matter how complex, becomes a single point, a great simplification, but the space in which the object is embedded becomes more complex.” [p14]</text:span></text:p>
      <text:p text:style-name="PL-Paragraph"><text:span text:style-name="Strong_20_Emphasis"><text:span text:style-name="T138">There is a further difficulty in dealing with simulation, that rests not with simulations as an experimental method, but that is related to access to the tools of simulation. In Haraways's simian study, the experiments take place in an 'artificially' constructed primate colony. On a private island. Clearly that is beyond the means of an 'independent researcher' and requires significant institutional funding. </text:span></text:span><text:span text:style-name="Strong_20_Emphasis"><text:span text:style-name="T139">Contemporary</text:span></text:span><text:span text:style-name="Strong_20_Emphasis"><text:span text:style-name="T138"> simulations are more commonly undertaken using computational technology </text:span></text:span><text:span text:style-name="Strong_20_Emphasis"><text:span text:style-name="T139">but the same problem occurs. </text:span></text:span></text:p>
      <text:p text:style-name="P53"><text:span text:style-name="Strong_20_Emphasis"><text:span text:style-name="T127">In his essay 'Computing Power</text:span></text:span><text:span text:style-name="Strong_20_Emphasis"><text:span text:style-name="T137">'</text:span></text:span><text:span text:style-name="Strong_20_Emphasis"><text:span text:style-name="T127">, Ron Eglash likens the Marxist idea of ownership of labour </text:span></text:span><text:span text:style-name="Strong_20_Emphasis"><text:span text:style-name="T136">(physical power)</text:span></text:span><text:span text:style-name="Strong_20_Emphasis"><text:span text:style-name="T127">, to the</text:span></text:span><text:span text:style-name="Strong_20_Emphasis"><text:span text:style-name="T139"> idea of ownership of computers (as processing power), </text:span></text:span><text:span text:style-name="Strong_20_Emphasis"><text:span text:style-name="T143">which</text:span></text:span><text:span text:style-name="Strong_20_Emphasis"><text:span text:style-name="T139"> is a worrying proposition in the context of cloud computing. Web 2.0 technology has provides, in one sense, a 'democratization of technology' through access, structured around the internet as 'operating system', but at the cost of monopolization by large corporations such as Google. One aspect of this can be seen in the way consumer level computer devices are designed. The processor in my phone is more powerful than the laptop I owned in 2004, but the storage capacity is smaller than a £</text:span></text:span><text:span text:style-name="Strong_20_Emphasis"><text:span text:style-name="T141">5</text:span></text:span><text:span text:style-name="Strong_20_Emphasis"><text:span text:style-name="T139"> USB stick </text:span></text:span><text:span text:style-name="Strong_20_Emphasis"><text:span text:style-name="T141">(</text:span></text:span><text:span text:style-name="Strong_20_Emphasis"><text:span text:style-name="T139">and my laptop now has 4 processing cores</text:span></text:span><text:span text:style-name="Strong_20_Emphasis"><text:span text:style-name="T141">)</text:span></text:span><text:span text:style-name="Strong_20_Emphasis"><text:span text:style-name="T139">. Major technology companies are buying cheap memory and (generously allowing us to use it), but we are expected to buy the (still expensive) processing power ourselves. </text:span></text:span><text:span text:style-name="Strong_20_Emphasis"><text:span text:style-name="T140">Furthermore, there is a significant difference in the 'architec</text:span></text:span><text:span text:style-name="Strong_20_Emphasis"><text:span text:style-name="T142">t</text:span></text:span><text:span text:style-name="Strong_20_Emphasis"><text:span text:style-name="T140">ure' of consumer computing, which is discrete (and therefore/ limited in terms of </text:span></text:span><text:soft-page-break/><text:span text:style-name="Strong_20_Emphasis"><text:span text:style-name="T140">processing power) and elite computing, which is networked and therefore almost limitless).</text:span></text:span></text:p>
      <text:p text:style-name="P55"><text:span text:style-name="Strong_20_Emphasis"><text:span text:style-name="T144">A similar case could be made regarding the algorithms that generate computational simulations. The educational cost of access, in terms of contributing to or challenging the underlying code, is even more prohibitive than the hardware costs of processors and memory.</text:span></text:span></text:p>
      <text:p text:style-name="P56"><text:span text:style-name="Strong_20_Emphasis"><text:span text:style-name="T145">The presence of these problems of simulation within science, have been critiqued previously by Latour and Woolgar in Laboratory Life, an ethnography of scientific practice that reveals its messy-ness. </text:span></text:span><text:span text:style-name="Strong_20_Emphasis"><text:span text:style-name="T144">For them, there is no separation of the making of particular realities, the making of statements abut those particular realities and the creation of experimentation techniques that produce these realities - they are </text:span></text:span><text:span text:style-name="Strong_20_Emphasis"><text:span text:style-name="T145">all </text:span></text:span><text:span text:style-name="Strong_20_Emphasis"><text:span text:style-name="T144">produced together. </text:span></text:span></text:p>
      <text:p text:style-name="P56"><text:span text:style-name="Strong_20_Emphasis"><text:span text:style-name="T145">The process of experimentation that they observe is described as a continuous material process, that includes the rats, the test tubes as well as the paper and the ink onto which the results and graphs and conclusions are written. It is the graphs that are compared, not the rats and it is analysis of the trajectories of the curves printed onto paper that determines the result of the 'experiment'.</text:span></text:span></text:p>
      <text:p text:style-name="P54"><text:span text:style-name="Strong_20_Emphasis"><text:span text:style-name="T38">So </text:span></text:span><text:span text:style-name="Strong_20_Emphasis"><text:span text:style-name="T65">if </text:span></text:span><text:span text:style-name="Strong_20_Emphasis"><text:span text:style-name="T38">the </text:span></text:span><text:span text:style-name="Strong_20_Emphasis"><text:span text:style-name="T40">problems</text:span></text:span><text:span text:style-name="Strong_20_Emphasis"><text:span text:style-name="T38"> of 'thinking algor</text:span></text:span><text:span text:style-name="Strong_20_Emphasis"><text:span text:style-name="T39">ithmically' are </text:span></text:span><text:span text:style-name="Strong_20_Emphasis"><text:span text:style-name="T52">linked to the difficulties of simulation </text:span></text:span><text:span text:style-name="Strong_20_Emphasis"><text:span text:style-name="T65">in constructing scientific knowledge,</text:span></text:span><text:span text:style-name="Strong_20_Emphasis"><text:span text:style-name="T52"> </text:span></text:span><text:span text:style-name="Strong_20_Emphasis"><text:span text:style-name="T39">what are the </text:span></text:span><text:span text:style-name="Strong_20_Emphasis"><text:span text:style-name="T65">other </text:span></text:span><text:span text:style-name="Strong_20_Emphasis"><text:span text:style-name="T39">possibilities </text:span></text:span><text:span text:style-name="Strong_20_Emphasis"><text:span text:style-name="T52">for thinking </text:span></text:span><text:span text:style-name="Strong_20_Emphasis"><text:span text:style-name="T29">with</text:span></text:span><text:span text:style-name="Strong_20_Emphasis"><text:span text:style-name="T52"> algorithms</text:span></text:span><text:span text:style-name="Strong_20_Emphasis"><text:span text:style-name="T39">?</text:span></text:span></text:p>
      <text:p text:style-name="P28"><text:span text:style-name="Strong_20_Emphasis"><text:span text:style-name="T39">Returning to Goffey, t</text:span></text:span><text:span text:style-name="Strong_20_Emphasis"><text:span text:style-name="T52">hey </text:span></text:span><text:span text:style-name="Strong_20_Emphasis"><text:span text:style-name="T66">perhaps </text:span></text:span><text:span text:style-name="Strong_20_Emphasis"><text:span text:style-name="T39">lie in the 'mess' of algorithms within software engineering. Software is buggy and </text:span></text:span><text:span text:style-name="Strong_20_Emphasis"><text:span text:style-name="T41">sometimes</text:span></text:span><text:span text:style-name="Strong_20_Emphasis"><text:span text:style-name="T39"> </text:span></text:span><text:span text:style-name="Strong_20_Emphasis"><text:span text:style-name="T41">crashes</text:span></text:span><text:span text:style-name="Strong_20_Emphasis"><text:span text:style-name="T39"> – algorithms don't always work. Within this framing, a formal definition of an algorithm becomes trickier. Is it still an algorithm if it doesn't work as intended? Or doesn't work at all? Or if it </text:span></text:span><text:span text:style-name="Strong_20_Emphasis"><text:span text:style-name="T41">is hacked</text:span></text:span><text:span text:style-name="Strong_20_Emphasis"><text:span text:style-name="T39">?</text:span></text:span></text:p>
      <text:p text:style-name="PL-SubHeading"><text:span text:style-name="Strong_20_Emphasis"><text:span text:style-name="T10">Hacking</text:span></text:span></text:p>
      <text:p text:style-name="P27"><text:span text:style-name="Strong_20_Emphasis"><text:span text:style-name="T43">In their book </text:span></text:span><text:span text:style-name="Strong_20_Emphasis"><text:span text:style-name="T25">A</text:span></text:span><text:span text:style-name="Strong_20_Emphasis"><text:span text:style-name="T26">bstract </text:span></text:span><text:span text:style-name="Strong_20_Emphasis"><text:span text:style-name="T25">H</text:span></text:span><text:span text:style-name="Strong_20_Emphasis"><text:span text:style-name="T26">acktivism - </text:span></text:span><text:span text:style-name="Strong_20_Emphasis"><text:span text:style-name="T25">T</text:span></text:span><text:span text:style-name="Strong_20_Emphasis"><text:span text:style-name="T26">he making of hacker culture</text:span></text:span><text:span text:style-name="Strong_20_Emphasis"><text:span text:style-name="T42">, </text:span></text:span><text:span text:style-name="Strong_20_Emphasis"><text:span text:style-name="T43">Otto Von Busch and Karl </text:span></text:span><text:span text:style-name="Strong_20_Emphasis"><text:span text:style-name="T51">Palmas</text:span></text:span><text:span text:style-name="Strong_20_Emphasis"><text:span text:style-name="T43"> </text:span></text:span><text:span text:style-name="Strong_20_Emphasis"><text:span text:style-name="T42">attempts to join the politics of emerging com</text:span></text:span><text:span text:style-name="Strong_20_Emphasis"><text:span text:style-name="T43">p</text:span></text:span><text:span text:style-name="Strong_20_Emphasis"><text:span text:style-name="T42">uter technologies and cultures of activism. </text:span></text:span><text:span text:style-name="Strong_20_Emphasis"><text:span text:style-name="T43">They do this f</text:span></text:span><text:span text:style-name="Strong_20_Emphasis"><text:span text:style-name="T42">irstly from the point of view of 'openness' and 'open source', as a consequence of the pervasiveness of computing technology, </text:span></text:span><text:span text:style-name="Strong_20_Emphasis"><text:span text:style-name="T43">which </text:span></text:span><text:span text:style-name="Strong_20_Emphasis"><text:span text:style-name="T42">many still view as benign or at least a-political, </text:span></text:span><text:span text:style-name="Strong_20_Emphasis"><text:span text:style-name="T43">and </text:span></text:span><text:span text:style-name="Strong_20_Emphasis"><text:span text:style-name="T42">secondly, in terms of describing contemporary forms of 'activism', and revisiting the activist practices post 1968. </text:span></text:span><text:span text:style-name="Strong_20_Emphasis"><text:span text:style-name="T44">They seek to move away from the original use of the term </text:span></text:span><text:span text:style-name="Strong_20_Emphasis"><text:span text:style-name="T26">hacktivist, </text:span></text:span><text:span text:style-name="Strong_20_Emphasis"><text:span text:style-name="T72">coined in 1995 by Jason Sack, as description of</text:span></text:span><text:span text:style-name="Strong_20_Emphasis"><text:span text:style-name="T42"> a kind of 'resistance' through direct, digital </text:span></text:span><text:span text:style-name="Strong_20_Emphasis"><text:span text:style-name="T44">(</text:span></text:span><text:span text:style-name="Strong_20_Emphasis"><text:span text:style-name="T42">online</text:span></text:span><text:span text:style-name="Strong_20_Emphasis"><text:span text:style-name="T44">) </text:span></text:span><text:span text:style-name="Strong_20_Emphasis"><text:span text:style-name="T42">action. </text:span></text:span><text:span text:style-name="Strong_20_Emphasis"><text:span text:style-name="T44">Instead, </text:span></text:span><text:span text:style-name="Strong_20_Emphasis"><text:span text:style-name="T42"><text:s/></text:span></text:span><text:span text:style-name="Strong_20_Emphasis"><text:span text:style-name="T43">Von Busch </text:span></text:span><text:span text:style-name="Strong_20_Emphasis"><text:span text:style-name="T44">and </text:span></text:span><text:span text:style-name="Strong_20_Emphasis"><text:span text:style-name="T51">Palmas</text:span></text:span><text:span text:style-name="Strong_20_Emphasis"><text:span text:style-name="T43"> </text:span></text:span><text:span text:style-name="Strong_20_Emphasis"><text:span text:style-name="T44">are</text:span></text:span><text:span text:style-name="Strong_20_Emphasis"><text:span text:style-name="T42"> concerned with creat</text:span></text:span><text:span text:style-name="Strong_20_Emphasis"><text:span text:style-name="T44">ion</text:span></text:span><text:span text:style-name="Strong_20_Emphasis"><text:span text:style-name="T42"> rather than destruction - <text:s/></text:span></text:span><text:span text:style-name="Strong_20_Emphasis"><text:span text:style-name="T27">hacking</text:span></text:span><text:span text:style-name="Strong_20_Emphasis"><text:span text:style-name="T44"> rather rather </text:span></text:span><text:span text:style-name="Strong_20_Emphasis"><text:span text:style-name="T27">cracking</text:span></text:span><text:span text:style-name="Strong_20_Emphasis"><text:span text:style-name="T44"> in the terms of Eric Raymond</text:span></text:span><text:span text:style-name="Strong_20_Emphasis"><text:span text:style-name="T42">.</text:span></text:span></text:p>
      <text:p text:style-name="PL-Quote"><text:span text:style-name="Strong_20_Emphasis"><text:span text:style-name="T42">"To make a successful hack the hacker needs to keep the power on, keep the flows through the system intact, to keep it functioning as a tool, but reclaiming it, submit it under his will by taming and modulating the flows through the system" [p60]</text:span></text:span></text:p>
      <text:p text:style-name="P25"><text:span text:style-name="Strong_20_Emphasis"><text:span text:style-name="T46">This is not done by looking</text:span></text:span><text:span text:style-name="Strong_20_Emphasis"><text:span text:style-name="T42"> </text:span></text:span><text:span text:style-name="Strong_20_Emphasis"><text:span text:style-name="T45">the </text:span></text:span><text:span text:style-name="Strong_20_Emphasis"><text:span text:style-name="T42">use of computers themselves, but the ways in which the mech</text:span></text:span><text:span text:style-name="Strong_20_Emphasis"><text:span text:style-name="T44">a</text:span></text:span><text:span text:style-name="Strong_20_Emphasis"><text:span text:style-name="T42">nics of computing are enacted in an abstract, non-comput</text:span></text:span><text:span text:style-name="Strong_20_Emphasis"><text:span text:style-name="T44">ational</text:span></text:span><text:span text:style-name="Strong_20_Emphasis"><text:span text:style-name="T42"> contexts. </text:span></text:span><text:span text:style-name="Strong_20_Emphasis"><text:span text:style-name="T46">This is </text:span></text:span><text:span text:style-name="Strong_20_Emphasis"><text:span text:style-name="T46">framed, w</text:span></text:span><text:span text:style-name="Strong_20_Emphasis"><text:span text:style-name="T45">ith reference to Michel Serres, </text:span></text:span><text:span text:style-name="Strong_20_Emphasis"><text:span text:style-name="T46">by the symbiotic processes from which conceptual models of knowledge are formed from abstracted concepts of particular technologies;</text:span></text:span></text:p>
      <text:p text:style-name="PL-Quote"><text:span text:style-name="Strong_20_Emphasis"><text:span text:style-name="T42">"Are the 'traditional' conceptual models of modern thought, inspired by the abstract mechanisms of motors, being replaced by new conceptual models, based on the abstract methods of computers?" [p23]</text:span></text:span></text:p>
      <text:p text:style-name="P26"><text:span text:style-name="Strong_20_Emphasis"><text:span text:style-name="T45">It is an attempt to construct a </text:span></text:span><text:span text:style-name="Strong_20_Emphasis"><text:span text:style-name="T26">Hacking Methodology </text:span></text:span><text:span text:style-name="Strong_20_Emphasis"><text:span text:style-name="T45">in which</text:span></text:span><text:span text:style-name="Strong_20_Emphasis"><text:span text:style-name="T42"> </text:span></text:span><text:span text:style-name="Strong_20_Emphasis"><text:span text:style-name="T47">they see </text:span></text:span><text:span text:style-name="Strong_20_Emphasis"><text:span text:style-name="T42">hacking </text:span></text:span><text:span text:style-name="Strong_20_Emphasis"><text:span text:style-name="T47">as</text:span></text:span><text:span text:style-name="Strong_20_Emphasis"><text:span text:style-name="T45"> not '</text:span></text:span><text:span text:style-name="Strong_20_Emphasis"><text:span text:style-name="T42">op</text:span></text:span><text:span text:style-name="Strong_20_Emphasis"><text:span text:style-name="T45">p</text:span></text:span><text:span text:style-name="Strong_20_Emphasis"><text:span text:style-name="T42">ositional</text:span></text:span><text:span text:style-name="Strong_20_Emphasis"><text:span text:style-name="T45">'</text:span></text:span><text:span text:style-name="Strong_20_Emphasis"><text:span text:style-name="T42"> but </text:span></text:span><text:span text:style-name="Strong_20_Emphasis"><text:span text:style-name="T45">'</text:span></text:span><text:span text:style-name="Strong_20_Emphasis"><text:span text:style-name="T42">dialogical</text:span></text:span><text:span text:style-name="Strong_20_Emphasis"><text:span text:style-name="T45">'. </text:span></text:span><text:span text:style-name="Strong_20_Emphasis"><text:span text:style-name="T47">And looking at alternative hacking practices – <text:s/>including shop dropping, fan fiction, knitting, they conclude it is more than merely customisation, which suggests only a slight deviation of purpose to suit an individuals requirements. Each of these example contains some aspect of reconfiguration rather than modification. In the case of fan fiction, elements of an original text may be </text:span></text:span><text:span text:style-name="Strong_20_Emphasis"><text:span text:style-name="T49">kept but the context and narrative </text:span></text:span><text:soft-page-break/><text:span text:style-name="Strong_20_Emphasis"><text:span text:style-name="T49">may be completely re-imagined</text:span></text:span><text:span text:style-name="Strong_20_Emphasis"><text:span text:style-name="T47"> </text:span></text:span><text:span text:style-name="Strong_20_Emphasis"><text:span text:style-name="T49">and c</text:span></text:span><text:span text:style-name="Strong_20_Emphasis"><text:span text:style-name="T48">haracters are retained </text:span></text:span><text:span text:style-name="Strong_20_Emphasis"><text:span text:style-name="T49">often in</text:span></text:span><text:span text:style-name="Strong_20_Emphasis"><text:span text:style-name="T48"> name only, thei</text:span></text:span><text:span text:style-name="Strong_20_Emphasis"><text:span text:style-name="T49">r </text:span></text:span><text:span text:style-name="Strong_20_Emphasis"><text:span text:style-name="T28">characteristics</text:span></text:span><text:span text:style-name="Strong_20_Emphasis"><text:span text:style-name="T48"> are altered </text:span></text:span><text:span text:style-name="Strong_20_Emphasis"><text:span text:style-name="T49">sig</text:span></text:span><text:span text:style-name="Strong_20_Emphasis"><text:span text:style-name="T50">ni</text:span></text:span><text:span text:style-name="Strong_20_Emphasis"><text:span text:style-name="T49">ficantly.</text:span></text:span></text:p>
      <text:p text:style-name="P29"><text:span text:style-name="Strong_20_Emphasis"><text:span text:style-name="T51">Within all of this, there is a </text:span></text:span><text:span text:style-name="Strong_20_Emphasis"><text:span text:style-name="T53">problem</text:span></text:span><text:span text:style-name="Strong_20_Emphasis"><text:span text:style-name="T51"> in</text:span></text:span><text:span text:style-name="Strong_20_Emphasis"><text:span text:style-name="T53"> '</text:span></text:span><text:span text:style-name="Strong_20_Emphasis"><text:span text:style-name="T51">abstracting</text:span></text:span><text:span text:style-name="Strong_20_Emphasis"><text:span text:style-name="T53">'</text:span></text:span><text:span text:style-name="Strong_20_Emphasis"><text:span text:style-name="T51"> of the hactivisi</text:span></text:span><text:span text:style-name="Strong_20_Emphasis"><text:span text:style-name="T53">m (and similarly algorithms and simulations). Can hacking, understood solely as a computational activity, be abstracted to create a method applicable in other contexts, or does it become 'merely' a metaphor for a way of working that 'resembles' a</text:span></text:span><text:span text:style-name="Strong_20_Emphasis"><text:span text:style-name="T54">n unrealisable </text:span></text:span><text:span text:style-name="Strong_20_Emphasis"><text:span text:style-name="T53">computational method?</text:span></text:span><text:span text:style-name="Strong_20_Emphasis"><text:span text:style-name="T51"> Palmas </text:span></text:span><text:span text:style-name="Strong_20_Emphasis"><text:span text:style-name="T53">has this to say about this diff</text:span></text:span><text:span text:style-name="Strong_20_Emphasis"><text:span text:style-name="T54">i</text:span></text:span><text:span text:style-name="Strong_20_Emphasis"><text:span text:style-name="T53">culty</text:span></text:span><text:span text:style-name="Strong_20_Emphasis"><text:span text:style-name="T51">;</text:span></text:span></text:p>
      <text:p text:style-name="P40"><text:span text:style-name="Strong_20_Emphasis"><text:span text:style-name="T42">"It is easier to get away with claiming that an artist, activist or author is insp</text:span></text:span><text:span text:style-name="Strong_20_Emphasis"><text:span text:style-name="T51">i</text:span></text:span><text:span text:style-name="Strong_20_Emphasis"><text:span text:style-name="T42">red by computers, rather than claiming that her or his model is actualising the same diagram that is actualised by new media technological contraptions." [p11</text:span></text:span><text:span text:style-name="Strong_20_Emphasis"><text:span text:style-name="T51">2</text:span></text:span><text:span text:style-name="Strong_20_Emphasis"><text:span text:style-name="T42">]</text:span></text:span></text:p>
      <text:p text:style-name="P30"><text:span text:style-name="T146">This then becomes an ontological question. </text:span><text:span text:style-name="T123">For Deleuze, </text:span><text:span text:style-name="T124">as </text:span><text:span text:style-name="T125">explain</text:span><text:span text:style-name="T124">ed by Ma</text:span><text:span text:style-name="T126">n</text:span><text:span text:style-name="T124">uel</text:span><text:span text:style-name="T125"> De Landa, </text:span><text:span text:style-name="T123">the problem of metaphor is linked to </text:span><text:span text:style-name="T125">'</text:span><text:span text:style-name="T123">essentialism</text:span><text:span text:style-name="T125">'. </text:span><text:span text:style-name="T123">It is not 'essences' or 'properties' that define a thing. Instead they are described through </text:span><text:span text:style-name="T125">the 'morphogenetic' processes </text:span><text:span text:style-name="T123">which</text:span><text:span text:style-name="T125"> gave rise to </text:span><text:span text:style-name="T123">a thing</text:span><text:span text:style-name="T125">. </text:span><text:span text:style-name="T123">'Essences' give rise to classification and consequently comparison and resemblance. </text:span><text:span text:style-name="Strong_20_Emphasis"><text:span text:style-name="T128">This removal of <text:s/>'classification' is not only about, </text:span></text:span><text:span text:style-name="Strong_20_Emphasis"><text:span text:style-name="T129">say, </text:span></text:span><text:span text:style-name="Strong_20_Emphasis"><text:span text:style-name="T128">animals </text:span></text:span><text:span text:style-name="Strong_20_Emphasis"><text:span text:style-name="T129">but </text:span></text:span><text:span text:style-name="Strong_20_Emphasis"><text:span text:style-name="T130">also</text:span></text:span><text:span text:style-name="Strong_20_Emphasis"><text:span text:style-name="T129"> include</text:span></text:span><text:span text:style-name="Strong_20_Emphasis"><text:span text:style-name="T130">s</text:span></text:span><text:span text:style-name="Strong_20_Emphasis"><text:span text:style-name="T129"> things like cells and atoms. </text:span></text:span><text:span text:style-name="Strong_20_Emphasis"><text:span text:style-name="T130">For Deleuze, 'm</text:span></text:span><text:span text:style-name="T123">etaphor' is an unhelpful approach in this process of removing 'essences', and it is of no relevance when that process is complete.</text:span><text:span text:style-name="T146"> Therefore, the removal of metaphor is both a way of working towards, and a result of, the construction of his ontological position. </text:span></text:p>
      <text:p text:style-name="P31"><text:span text:style-name="T147">T</text:span><text:span text:style-name="T146">he reticence in Palmas' comment regarding the plausibility of the claims of the artist to be '</text:span><text:span text:style-name="Strong_20_Emphasis"><text:span text:style-name="T131">actualising the same diagram</text:span></text:span><text:span text:style-name="Strong_20_Emphasis"><text:span text:style-name="T132">' is rooted in the nature of '</text:span></text:span><text:span text:style-name="Strong_20_Emphasis"><text:span text:style-name="T133">h</text:span></text:span><text:span text:style-name="Strong_20_Emphasis"><text:span text:style-name="T132">acking' itself. He describe hacking as something that existed before computers;</text:span></text:span></text:p>
      <text:p text:style-name="PL-Quote"><text:span text:style-name="Strong_20_Emphasis"><text:span text:style-name="T132">“</text:span></text:span><text:span text:style-name="Strong_20_Emphasis"><text:span text:style-name="T133">....it just so happened that this abstract machine was actualized within, and </text:span></text:span><text:span text:style-name="Strong_20_Emphasis"><text:span text:style-name="T133">popularized in the social context of, new media.” [p112</text:span></text:span><text:span text:style-name="Strong_20_Emphasis"><text:span text:style-name="T133">]</text:span></text:span></text:p>
      <text:p text:style-name="P31"><text:span text:style-name="Strong_20_Emphasis"><text:span text:style-name="T55">Hacking could have been about another form of media, in another time. </text:span></text:span>So, rather<text:span text:style-name="T148"> than choosing a position, </text:span>his conclusion is that 'hacking' exists as both a 'computer inspired', and as a computer-like model. <text:span text:style-name="T147">However, I see this more as</text:span><text:span text:style-name="T146"> a question of tendency – 'tending' toward a computational method that has been successfully abstracted from metaphor, but never quite reaching it (as singularities, or attractors, within a Manifold).</text:span></text:p>
      <text:p text:style-name="P32"><text:span text:style-name="Strong_20_Emphasis"><text:span text:style-name="T134">So in constructing a computational methodology, algorithms are not abstract enough, simulations are dangerous and hacking is not really about computers at all. </text:span></text:span><text:span text:style-name="Strong_20_Emphasis"><text:span text:style-name="T135">It might be useful then to re-examine what might usefully be understood as 'computing'...</text:span></text:span></text:p>
      <text:p text:style-name="P44"><text:span text:style-name="Strong_20_Emphasis"><text:span text:style-name="T122">Interfaces</text:span></text:span></text:p>
      <text:p text:style-name="P33"><text:span text:style-name="Strong_20_Emphasis"><text:span text:style-name="T56">The main way we all engage with computational technology is software and consequently 'interface'. But as definition of software becomes tricky, so does a question of interface. The familiar paradigm of screen, keyboard, mouse is ending (so we are told), as contemporary trends of touch screens become more prevalent. What does that say about the relationship between interface and input? Between creation and consumption? </text:span></text:span></text:p>
      <text:p text:style-name="P33"><text:span text:style-name="Strong_20_Emphasis"><text:span text:style-name="T56"/></text:span></text:p>
      <text:p text:style-name="P49"><text:span text:style-name="Strong_20_Emphasis"><text:span text:style-name="T56">The boundaries between what constitutes software and interface are can be easily blurred simply by introducing the issue of 'user knowledge' (or more specifically, 'user familiarity'). The notion of the Graphical User Interface (GUI), which contains the kind of visual 'feedback' many of us are used to (buttons, menus, windows, etc.) <text:s/>has become not only a way of describing the problem of 'interface' but also a (pejorative) way of defining 'software' – it must have a GUI to be software, otherwise it is 'just' only. </text:span></text:span><text:span text:style-name="Strong_20_Emphasis"><text:span text:style-name="T57">But then what is a programming language? I download it....I install it.....it crashes. Some programming languages come with their own GUI (</text:span></text:span><text:span text:style-name="Strong_20_Emphasis"><text:span text:style-name="T59">P</text:span></text:span><text:span text:style-name="Strong_20_Emphasis"><text:span text:style-name="T57">rocessing for example), some require a piece of software, an Integrated Development Environment (IDE), in order to use them. Many allow me to download further libraries that I must also install and link to my IDE. And I have chosen a clever IDE, that understands the programming language I am using and highlights the text as I type, indicating the limits of </text:span></text:span><text:span text:style-name="Strong_20_Emphasis"><text:span text:style-name="T58">either </text:span></text:span><text:span text:style-name="Strong_20_Emphasis"><text:span text:style-name="T57">my typing </text:span></text:span><text:span text:style-name="Strong_20_Emphasis"><text:span text:style-name="T58">ability </text:span></text:span><text:span text:style-name="Strong_20_Emphasis"><text:span text:style-name="T57">or my programming skills, <text:s/></text:span></text:span><text:soft-page-break/><text:span text:style-name="Strong_20_Emphasis"><text:span text:style-name="T57">like a word processor for </text:span></text:span><text:span text:style-name="Strong_20_Emphasis"><text:span text:style-name="T58">geeks....</text:span></text:span></text:p>
      <text:p text:style-name="P50"><text:span text:style-name="Strong_20_Emphasis"><text:span text:style-name="T60">The discipline of 'Human Computer Interaction' (HCI) operates through an over simplification of feedback mechanisms 'stimulus' and 'response'. They are then 'designed' with a 'typical' user in mind, one that may be susceptible to such modes of feedback. <text:s/>As Matthew Fuller states;</text:span></text:span></text:p>
      <text:p text:style-name="PL-Quote"><text:span text:style-name="Strong_20_Emphasis"><text:span text:style-name="T60">"...[it] empowers users by modelling them, and in doing so effects their disappearance, their incorporation into their model" [p13]</text:span></text:span></text:p>
      <text:p text:style-name="P50"><text:span text:style-name="Strong_20_Emphasis"><text:span text:style-name="T58">Fuller advocates a move away from </text:span></text:span><text:span text:style-name="Strong_20_Emphasis"><text:span text:style-name="T60">viewing software through the lens of </text:span></text:span><text:span text:style-name="Strong_20_Emphasis"><text:span text:style-name="T58">HCI, </text:span></text:span><text:span text:style-name="Strong_20_Emphasis"><text:span text:style-name="T60">claiming</text:span></text:span><text:span text:style-name="Strong_20_Emphasis"><text:span text:style-name="T58"> that one of the most interesting aspects of software is that it contains models of involvement - citing the modular nature of UNIX - rather than it being about 'static elements'. </text:span></text:span><text:span text:style-name="Strong_20_Emphasis"><text:span text:style-name="T61">Here, Fuller is creating a kind of 'software methodology', that includes the following;</text:span></text:span></text:p>
      <text:p text:style-name="PL-Quote">CRITICAL SOFTWARE - exploring software "....by means of its own devices." [p23]</text:p>
      <text:p text:style-name="PL-Quote">SOCIAL SOFTWARE - created by and for those excluded from commercial software, and is changed over time by the social interaction of the participants</text:p>
      <text:p text:style-name="PL-Quote"><text:span text:style-name="Strong_20_Emphasis"><text:span text:style-name="T61">SPECULATIVE SOFTWARE - "...as mutant epistemology" [p30] - "..the reinvention of software as its own means." [p30] </text:span></text:span></text:p>
      <text:p text:style-name="P52"><text:span text:style-name="Strong_20_Emphasis"><text:span text:style-name="T63">Fuller wants us to engage with computing through (what is commonly understood as) software, and to do that on its own terms. He is making a claim for software as culture, </text:span></text:span><text:span text:style-name="Strong_20_Emphasis"><text:span text:style-name="T64">in which '</text:span></text:span><text:span text:style-name="Strong_20_Emphasis"><text:span text:style-name="T58">models of involvement</text:span></text:span><text:span text:style-name="Strong_20_Emphasis"><text:span text:style-name="T64">' are crucial. One such model could be FLOSS (free/libre/open source software). However, </text:span></text:span>Fuller is critical of <text:span text:style-name="T151">the environment</text:span> of open software where the users and developers are basically the same group <text:span text:style-name="T151">in which the</text:span><text:span text:style-name="Strong_20_Emphasis"><text:span text:style-name="T63"> 'extended negotiation' between user and programmer become</text:span></text:span><text:span text:style-name="Strong_20_Emphasis"><text:span text:style-name="T64">s</text:span></text:span><text:span text:style-name="Strong_20_Emphasis"><text:span text:style-name="T63"> a closed loop</text:span></text:span><text:span text:style-name="Strong_20_Emphasis"><text:span text:style-name="T64">. </text:span></text:span><text:span text:style-name="T151">Additionally,</text:span> the apparent openness is effectively closed by the technical requirements for participation. <text:span text:style-name="T151">Furthermore, while ideas of 'open source' are are often coloured by hopes of freedom from the constraints commercial software, the outcomes </text:span>simply follows the paradigms of <text:span text:style-name="T151">those</text:span> commercial products <text:s/><text:span text:style-name="T151">- think of Microsoft Office v OpenOffice. They perform the almost identical functions, with an almost identical, skeuomorphic interface, based on a typewriter and a piece of paper. </text:span><text:span text:style-name="T152">The same could be said of mainstream CAD software commonly used in architectural design, where the set-up up of 'interface' is in that it resembles the drawing board.</text:span></text:p>
      <text:p text:style-name="P52"><text:span text:style-name="T151">So although I have access to the source code and I am free to change it, there doesn’t really seem much point.</text:span></text:p>
      <text:p text:style-name="PL-SubHeading"><text:span text:style-name="Strong_20_Emphasis"><text:span text:style-name="T154">Open Architectures</text:span></text:span></text:p>
      <text:p text:style-name="P45"><text:span text:style-name="Strong_20_Emphasis"><text:span text:style-name="T155">Hackitectura/ </text:span></text:span><text:span text:style-name="Strong_20_Emphasis"><text:span text:style-name="T156">Wikiplaza.....an example </text:span></text:span><text:span text:style-name="Strong_20_Emphasis"><text:span text:style-name="T155">- </text:span></text:span><text:span text:style-name="Strong_20_Emphasis"><text:span text:style-name="T156">metaphor of a wiki for an architectural project</text:span></text:span></text:p>
      <text:p text:style-name="P38"><text:span text:style-name="T117">Conclusion</text:span></text:p>
      <text:p text:style-name="P47"><text:span text:style-name="T11">making</text:span><text:span text:style-name="T4"> open source methods....</text:span></text:p>
      <text:p text:style-name="P46">- how does all of this relate to the workshop....</text:p>
      <text:p text:style-name="P46"><text:span text:style-name="T161">- what is TACTILE PROGRAMMING: <text:s/>'Material Computing' For Architectural Design</text:span></text:p>
      <text:p text:style-name="P46"><text:span text:style-name="T161"/></text:p>
      <text:p text:style-name="P59"><text:span text:style-name="T163">Bibliography</text:span></text:p>
      <text:p text:style-name="P48"><text:span text:style-name="T67">Busch, O. V., &amp; Palms, K. (2006). </text:span><text:span text:style-name="T30">Abstract Hacktivism: The Making of a Hacker Culture</text:span><text:span text:style-name="T67">. Skyscraper Digital Pub Limited.</text:span></text:p>
      <text:p text:style-name="P48">DeLanda, M. (2005). <text:span text:style-name="T13">Intensive Science and Virtual Philosophy</text:span>. Continuum International Pub Group.</text:p>
      <text:p text:style-name="P48">Fuller, M. (2003). <text:span text:style-name="T13">Behind the blip: essays on the culture of software</text:span>.</text:p>
      <text:p text:style-name="P48">Fuller, M. (2008). <text:span text:style-name="T13">Software Studies: A Lexicon</text:span>. The MIT Press.</text:p>
      <text:p text:style-name="P48">Gabrys, J. (2010). <text:span text:style-name="T13">Digital Rubbish: A Natural History of Electronics</text:span>. The University of Michigan Press.</text:p>
      <text:p text:style-name="P48">Haraway, D. J. (1991). <text:span text:style-name="T13">Simians, cyborgs and women : the reinvention of nature</text:span>. London: Free Association Books.</text:p>
      <text:p text:style-name="P48">Latour, B., &amp; Woolgar, S. (1986). <text:span text:style-name="T13">Laboratory Life: The Construction of Scientific Facts</text:span>. (J. Salk, Ed.) (Reprint.). Princeton University Press.</text:p>
      <text:p text:style-name="P48">Law, J. (2004). <text:span text:style-name="T13">After Method: Mess in Social Science Research</text:span>. Psychology Press.</text:p>
      <text:p text:style-name="P48">Páez, S. M., Lama, J. P. D., &amp; Andrade, L. H. (2012). <text:span text:style-name="T13">Wikiplaza: Request for Comments</text:span>. Actarbirkhauser.</text:p>
      <text:p text:style-name="P48">Spuybroek, L., &amp; Lang, B. (2000). <text:span text:style-name="T13">Weight of the Image: Masterclass NAi 1999</text:span>. NAI Publishers.</text:p>
      <text:p text:style-name="P48">Ullman, E. (2013). <text:span text:style-name="T13">Close to the Machine: Technophilia and its Discontents</text:span> (First.). Pushkin Press.</text:p>
      <text:p text:style-name="PL-SubHeading"><text:span text:style-name="T6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Arial1" svg:font-family="Arial" style:font-family-generic="roman"/>
    <style:font-face style:name="Arial2" svg:font-family="Arial" style:font-family-generic="system"/>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L-Paragraph" style:family="paragraph" style:parent-style-name="Text_20_body">
      <style:paragraph-properties fo:margin-left="0cm" fo:margin-right="4.001cm" fo:margin-top="0cm" fo:margin-bottom="0.199cm" style:contextual-spacing="false" fo:line-height="100%" fo:text-indent="0cm" style:auto-text-indent="false"/>
      <style:text-properties style:font-name="Calibri" fo:font-size="10pt" style:font-size-asian="10pt" style:font-size-complex="10pt"/>
    </style:style>
    <style:style style:name="PL-Quote" style:family="paragraph" style:parent-style-name="PL-Paragraph">
      <style:paragraph-properties fo:margin-left="5.001cm" fo:margin-right="0cm" fo:margin-top="0cm" fo:margin-bottom="0.4cm" style:contextual-spacing="false" fo:text-align="justify" style:justify-single-word="false" fo:text-indent="0cm" style:auto-text-indent="false" fo:background-color="#e6e6e6">
        <style:background-image/>
      </style:paragraph-properties>
      <style:text-properties style:font-name="Times New Roman1" fo:font-size="9pt"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L-Code" style:family="paragraph" style:parent-style-name="Standard">
      <style:paragraph-properties fo:margin-left="5.001cm" fo:margin-right="0cm" fo:margin-top="0cm" fo:margin-bottom="0cm" style:contextual-spacing="false" fo:text-indent="0cm" style:auto-text-indent="false" fo:background-color="#e6e6e6">
        <style:background-image/>
      </style:paragraph-properties>
      <style:text-properties fo:font-size="8pt" fo:font-weight="normal" officeooo:rsid="0028d10e" fo:background-color="transparent" style:font-size-asian="8pt" style:font-weight-asian="normal" style:font-size-complex="8pt"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Heading" style:family="paragraph" style:parent-style-name="Standard" style:class="text">
      <style:paragraph-properties fo:margin-left="0cm" fo:margin-right="0cm" fo:margin-top="0cm" fo:margin-bottom="0.3cm" style:contextual-spacing="false" fo:text-indent="0cm" style:auto-text-indent="false" fo:background-color="transparent">
        <style:background-image/>
      </style:paragraph-properties>
      <style:text-properties style:font-name="Times New Roman2" fo:font-size="18pt" style:text-underline-style="dotted" style:text-underline-width="auto" style:text-underline-color="font-color" fo:font-weight="bold" officeooo:rsid="003be221" fo:background-color="#ffff00" style:font-size-asian="20pt" style:font-weight-asian="bold" style:font-size-complex="20pt" style:font-weight-complex="bold"/>
    </style:style>
    <style:style style:name="PL-SubHeading" style:family="paragraph" style:parent-style-name="Standard" style:class="text">
      <style:paragraph-properties fo:margin-left="0cm" fo:margin-right="0cm" fo:margin-top="0.3cm" fo:margin-bottom="0.199cm" style:contextual-spacing="false" fo:line-height="100%" fo:text-indent="0cm" style:auto-text-indent="false" fo:background-color="transparent">
        <style:background-image/>
      </style:paragraph-properties>
      <style:text-properties fo:font-weight="bold" officeooo:rsid="004177f9" style:font-size-asian="10.5pt"/>
    </style:style>
    <style:style style:name="Salutation" style:family="paragraph" style:parent-style-name="Standard" style:class="text">
      <style:paragraph-properties text:number-lines="false" text:line-number="0"/>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 l</meta:initial-creator>
    <meta:creation-date>2013-04-04T10:29:18.70</meta:creation-date>
    <dc:date>2013-04-10T12:15:23.45</dc:date>
    <dc:creator>p l</dc:creator>
    <meta:editing-duration>PT20H21M28S</meta:editing-duration>
    <meta:editing-cycles>120</meta:editing-cycles>
    <meta:generator>LibreOffice/4.0.1.2$Windows_x86 LibreOffice_project/84102822e3d61eb989ddd325abf1ac077904985</meta:generator>
    <meta:document-statistic meta:table-count="0" meta:image-count="0" meta:object-count="0" meta:page-count="11" meta:paragraph-count="144" meta:word-count="5157" meta:character-count="32314" meta:non-whitespace-character-count="27191"/>
  </office:meta>
</office:document-meta>
</file>